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Helvetica1" svg:font-family="Helvetica"/>
    <style:font-face style:name="DejaVu Sans1" svg:font-family="'DejaVu Sans'" style:font-pitch="variable"/>
    <style:font-face style:name="Helvetica" svg:font-family="Helvetica"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25cm" svg:stroke-color="#000000" draw:stroke-linejoin="miter" svg:stroke-linecap="butt" draw:fill="none" fo:padding-top="0.012cm" fo:padding-bottom="0.012cm" fo:padding-left="0.012cm" fo:padding-right="0.012cm"/>
    </style:style>
    <style:style style:name="gr3" style:family="graphic" style:parent-style-name="standard">
      <style:graphic-properties draw:stroke="none" draw:fill="none" draw:textarea-horizontal-align="left" draw:textarea-vertical-align="top" draw:auto-grow-height="true" draw:auto-grow-width="true" fo:min-height="0.304cm" fo:min-width="0.304cm" fo:padding-top="0cm" fo:padding-bottom="0cm" fo:padding-left="0cm" fo:padding-right="0cm"/>
      <style:paragraph-properties style:writing-mode="lr-tb"/>
    </style:style>
    <style:style style:name="gr4" style:family="graphic" style:parent-style-name="standard">
      <style:graphic-properties draw:stroke="solid" svg:stroke-width="0.025cm" svg:stroke-color="#000000" draw:stroke-linejoin="miter" svg:stroke-linecap="butt" draw:fill="solid" draw:fill-color="#000000" fo:padding-top="0.012cm" fo:padding-bottom="0.012cm" fo:padding-left="0.012cm" fo:padding-right="0.012cm"/>
    </style:style>
    <style:style style:name="gr5" style:family="graphic" style:parent-style-name="standard">
      <style:graphic-properties draw:stroke="solid" svg:stroke-width="0.025cm" svg:stroke-color="#000000" draw:marker-end="Extrems_20_de_20_fletxa_20_3" draw:stroke-linejoin="miter" svg:stroke-linecap="butt" draw:fill="none" fo:padding-top="0.012cm" fo:padding-bottom="0.012cm" fo:padding-left="0.012cm" fo:padding-right="0.012cm"/>
    </style:style>
    <style:style style:name="gr6" style:family="graphic" style:parent-style-name="standard">
      <style:graphic-properties draw:stroke="solid" svg:stroke-width="0.053cm" svg:stroke-color="#000000" draw:marker-start-width="0.242cm" draw:marker-end-width="0.242cm" draw:stroke-linejoin="miter" svg:stroke-linecap="butt" draw:fill="none" fo:padding-top="0.026cm" fo:padding-bottom="0.026cm" fo:padding-left="0.026cm" fo:padding-right="0.026cm"/>
    </style:style>
    <style:style style:name="gr7" style:family="graphic" style:parent-style-name="standard">
      <style:graphic-properties draw:stroke="none" draw:fill="none" draw:textarea-horizontal-align="left" draw:textarea-vertical-align="top" draw:auto-grow-height="true" draw:auto-grow-width="true" fo:min-height="0.278cm" fo:min-width="0.278cm" fo:padding-top="0cm" fo:padding-bottom="0cm" fo:padding-left="0cm" fo:padding-right="0cm"/>
      <style:paragraph-properties style:writing-mode="lr-tb"/>
    </style:style>
    <style:style style:name="gr8" style:family="graphic" style:parent-style-name="standard">
      <style:graphic-properties draw:stroke="solid" svg:stroke-width="0.025cm" svg:stroke-color="#000000" draw:marker-start="" draw:marker-end="" draw:stroke-linejoin="miter" svg:stroke-linecap="butt" draw:fill="none" fo:padding-top="0.012cm" fo:padding-bottom="0.012cm" fo:padding-left="0.012cm" fo:padding-right="0.012cm"/>
    </style:style>
    <style:style style:name="gr9" style:family="graphic" style:parent-style-name="standard">
      <style:graphic-properties svg:stroke-color="#000000" draw:fill-color="#000000" draw:opacity="0%" draw:textarea-horizontal-align="justify" draw:textarea-vertical-align="middle" draw:auto-grow-height="false" fo:min-height="1.25cm" fo:min-width="1.25cm"/>
    </style:style>
    <style:style style:name="gr10" style:family="graphic" style:parent-style-name="standard">
      <style:graphic-properties svg:stroke-color="#000000" draw:fill-color="#000000" draw:opacity="0%" draw:textarea-horizontal-align="justify" draw:textarea-vertical-align="middle" draw:auto-grow-height="false" fo:min-height="0.876cm" fo:min-width="0.75cm"/>
    </style:style>
    <style:style style:name="gr11" style:family="graphic" style:parent-style-name="standard">
      <style:graphic-properties draw:stroke="none" draw:fill="none" draw:textarea-horizontal-align="left" draw:textarea-vertical-align="top" draw:auto-grow-height="true" draw:auto-grow-width="true" fo:min-height="0.75cm" fo:min-width="0.75cm" fo:padding-top="0cm" fo:padding-bottom="0cm" fo:padding-left="0cm" fo:padding-right="0cm"/>
      <style:paragraph-properties style:writing-mode="lr-tb"/>
    </style:style>
    <style:style style:name="gr12" style:family="graphic" style:parent-style-name="objectwithoutfill">
      <style:graphic-properties svg:stroke-color="#000000" draw:marker-end="Extrems_20_de_20_fletxa_20_1" draw:marker-end-width="0.3cm" draw:fill="none" draw:textarea-horizontal-align="center" draw:textarea-vertical-align="middle"/>
    </style:style>
    <style:style style:name="gr13" style:family="graphic" style:parent-style-name="objectwithoutfill">
      <style:graphic-properties draw:stroke="solid" svg:stroke-width="0.106cm" svg:stroke-color="#000000" draw:marker-start-width="0.359cm" draw:marker-end-width="0.359cm" draw:fill="none" draw:textarea-horizontal-align="center" draw:textarea-vertical-align="middle" fo:padding-top="0.053cm" fo:padding-bottom="0.053cm" fo:padding-left="0.053cm" fo:padding-right="0.053cm"/>
    </style:style>
    <style:style style:name="gr14" style:family="graphic" style:parent-style-name="objectwithoutfill">
      <style:graphic-properties svg:stroke-color="#000000" draw:fill="none" draw:textarea-horizontal-align="center" draw:textarea-vertical-align="middle"/>
    </style:style>
    <style:style style:name="gr15" style:family="graphic" style:parent-style-name="standard">
      <style:graphic-properties svg:stroke-color="#000000" draw:fill-color="#000000" draw:opacity="0%" draw:textarea-horizontal-align="justify" draw:textarea-vertical-align="middle" draw:auto-grow-height="false" fo:min-height="1.25cm" fo:min-width="1.75cm"/>
    </style:style>
    <style:style style:name="gr16" style:family="graphic" style:parent-style-name="standard">
      <style:graphic-properties draw:stroke="none" draw:fill="none" draw:textarea-horizontal-align="left" draw:textarea-vertical-align="top" draw:auto-grow-height="true" draw:auto-grow-width="true" fo:min-height="0.34cm" fo:min-width="1.899cm" fo:padding-top="0cm" fo:padding-bottom="0cm" fo:padding-left="0cm" fo:padding-right="0cm"/>
      <style:paragraph-properties style:writing-mode="lr-tb"/>
    </style:style>
    <style:style style:name="gr17" style:family="graphic" style:parent-style-name="objectwithoutfill">
      <style:graphic-properties svg:stroke-color="#000000" draw:marker-end="Extrems_20_de_20_fletxa_20_4" draw:marker-end-width="0.3cm" draw:fill="none" draw:textarea-horizontal-align="center" draw:textarea-vertical-align="middle"/>
    </style:style>
    <style:style style:name="gr18" style:family="graphic" style:parent-style-name="standard">
      <style:graphic-properties draw:stroke="none" draw:fill="none" draw:textarea-horizontal-align="left" draw:textarea-vertical-align="top" draw:auto-grow-height="true" draw:auto-grow-width="true" fo:min-height="0.611cm" fo:min-width="0.709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609cm" fo:min-width="1.474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611cm" fo:min-width="1.091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5cm" fo:min-width="1.661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611cm" fo:min-width="1.112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578cm" fo:min-width="1.808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611cm" fo:min-width="2.322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611cm" fo:min-width="1.333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611cm" fo:min-width="1.334cm" fo:padding-top="0cm" fo:padding-bottom="0cm" fo:padding-left="0cm" fo:padding-right="0cm"/>
      <style:paragraph-properties style:writing-mode="lr-tb"/>
    </style:style>
    <style:style style:name="P1" style:family="paragraph">
      <loext:graphic-properties draw:fill="solid" draw:fill-color="#ffffff"/>
    </style:style>
    <style:style style:name="P2" style:family="paragraph">
      <loext:graphic-properties draw:fill="none"/>
    </style:style>
    <style:style style:name="P3" style:family="paragraph">
      <style:paragraph-properties fo:text-align="start" style:writing-mode="lr-tb"/>
    </style:style>
    <style:style style:name="P4" style:family="paragraph">
      <loext:graphic-properties draw:fill="none"/>
      <style:text-properties fo:font-size="8.69999980926514pt" style:font-size-asian="8.69999980926514pt" style:font-size-complex="8.69999980926514pt"/>
    </style:style>
    <style:style style:name="P5" style:family="paragraph">
      <loext:graphic-properties draw:fill="solid" draw:fill-color="#000000"/>
    </style:style>
    <style:style style:name="P6" style:family="paragraph">
      <loext:graphic-properties draw:fill="none"/>
      <style:text-properties fo:font-size="7.90000009536743pt" style:font-size-asian="7.90000009536743pt" style:font-size-complex="7.90000009536743pt"/>
    </style:style>
    <style:style style:name="P7" style:family="paragraph">
      <loext:graphic-properties draw:fill-color="#000000" draw:opacity="0%"/>
      <style:paragraph-properties fo:text-align="center"/>
    </style:style>
    <style:style style:name="P8" style:family="paragraph">
      <loext:graphic-properties draw:fill="none"/>
      <style:paragraph-properties fo:text-align="start" style:writing-mode="lr-tb"/>
      <style:text-properties fo:font-size="8.69999980926514pt" style:font-size-asian="8.69999980926514pt" style:font-size-complex="8.69999980926514pt"/>
    </style:style>
    <style:style style:name="P9" style:family="paragraph">
      <loext:graphic-properties draw:fill="none"/>
      <style:paragraph-properties fo:text-align="center"/>
    </style:style>
    <style:style style:name="T1" style:family="text">
      <style:text-properties fo:color="#000000" loext:opacity="100%" style:font-name="Helvetica1" fo:font-size="8.69999980926514pt" style:font-size-asian="8.69999980926514pt" style:font-name-complex="Helvetica1" style:font-size-complex="8.69999980926514pt"/>
    </style:style>
    <style:style style:name="T2" style:family="text">
      <style:text-properties fo:color="#000000" loext:opacity="100%" style:font-name="Helvetica1" fo:font-size="7.90000009536743pt" style:font-size-asian="7.90000009536743pt" style:font-name-complex="Helvetica1" style:font-size-complex="7.9000000953674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ath draw:style-name="gr1" draw:text-style-name="P1" draw:layer="layout" svg:width="0.381cm" svg:height="0.381cm" svg:x="4.77cm" svg:y="4.326cm" svg:viewBox="0 0 382 382" svg:d="M382 192c0 12-1 24-4 37-2 12-6 24-10 35-5 12-12 23-19 33-7 11-15 20-24 29s-18 17-29 24c-10 7-21 13-32 17-12 5-24 9-36 11-12 3-25 4-37 4-13 0-25-1-37-4-13-2-25-6-36-11-12-4-23-10-33-17s-20-15-29-24-17-18-24-29c-7-10-12-21-17-33-5-11-9-23-11-35-2-13-4-25-4-37 0-13 2-25 4-38 2-12 6-24 11-35 5-12 10-23 17-33 7-11 15-20 24-29s19-18 29-25 21-12 33-17c11-5 23-9 36-11 12-3 24-4 37-4 12 0 25 1 37 4 12 2 24 6 36 11 11 5 22 10 32 17 11 7 20 16 29 25s17 18 24 29c7 10 14 21 19 33 4 11 8 23 10 35 3 13 4 25 4 38z">
          <text:p/>
        </draw:path>
        <draw:path draw:style-name="gr2" draw:text-style-name="P2" draw:layer="layout" svg:width="0.381cm" svg:height="0.381cm" svg:x="4.77cm" svg:y="4.326cm" svg:viewBox="0 0 382 382" svg:d="M382 192c0 12-1 24-4 37-2 12-6 24-10 35-5 12-12 23-19 33-7 11-15 20-24 29s-18 17-29 24c-10 7-21 13-32 17-12 5-24 9-36 11-12 3-25 4-37 4-13 0-25-1-37-4-13-2-25-6-36-11-12-4-23-10-33-17s-20-15-29-24-17-18-24-29c-7-10-12-21-17-33-5-11-9-23-11-35-2-13-4-25-4-37 0-13 2-25 4-38 2-12 6-24 11-35 5-12 10-23 17-33 7-11 15-20 24-29s19-18 29-25 21-12 33-17c11-5 23-9 36-11 12-3 24-4 37-4 12 0 25 1 37 4 12 2 24 6 36 11 11 5 22 10 32 17 11 7 20 16 29 25s17 18 24 29c7 10 14 21 19 33 4 11 8 23 10 35 3 13 4 25 4 38z">
          <text:p/>
        </draw:path>
        <draw:path draw:style-name="gr2" draw:text-style-name="P2" draw:layer="layout" svg:width="0.761cm" svg:height="1.142cm" svg:x="4.58cm" svg:y="4.707cm" svg:viewBox="0 0 762 1143" svg:d="M382 0v635M382 127h-382M382 127h380M382 635l-382 508M382 635l380 508">
          <text:p/>
        </draw:path>
        <draw:path draw:style-name="gr2" draw:text-style-name="P2" draw:layer="layout" svg:width="0.367cm" svg:height="0.381cm" svg:x="1.25cm" svg:y="13.618cm" svg:viewBox="0 0 368 382" svg:d="M368 191c0 13-1 25-4 38-2 12-6 24-9 35-6 12-12 23-19 33-7 11-14 20-23 29-8 9-17 17-27 24s-21 12-32 17-23 9-34 11c-12 3-24 4-36 4-13 0-24-1-36-4-12-2-24-6-34-11-12-5-22-10-32-17s-19-15-28-24-16-18-22-29c-7-10-13-21-18-33-4-11-7-23-10-35-2-13-4-25-4-38 0-12 2-24 4-38 3-12 6-24 10-35 5-12 11-23 18-33 6-11 13-20 22-29s18-17 28-24 20-13 32-17c10-5 22-9 34-11 12-3 23-4 36-4 12 0 24 1 36 4 11 2 23 6 34 11 11 4 22 10 32 17s19 15 27 24c9 9 16 18 23 29 7 10 13 21 19 33 3 11 7 23 9 35 3 14 4 26 4 38z">
          <text:p/>
        </draw:path>
        <draw:path draw:style-name="gr2" draw:text-style-name="P2" draw:layer="layout" svg:width="0.761cm" svg:height="1.142cm" svg:x="1cm" svg:y="14cm" svg:viewBox="0 0 762 1143" svg:d="M382 0v635M382 127h-382M382 127h380M382 635l-382 508M382 635l380 508">
          <text:p/>
        </draw:path>
        <draw:frame draw:style-name="gr3" draw:text-style-name="P4" draw:layer="layout" svg:width="0.883cm" svg:height="0.34cm" svg:x="4.521cm" svg:y="6.018cm">
          <draw:text-box>
            <text:p text:style-name="P3"><text:span text:style-name="T1">Usuari</text:span></text:p>
          </draw:text-box>
        </draw:frame>
        <draw:path draw:style-name="gr1" draw:text-style-name="P1" draw:layer="layout" svg:width="1.776cm" svg:height="1.015cm" svg:x="1.535cm" svg:y="2.042cm" svg:viewBox="0 0 1777 1016" svg:d="M1777 509c0 17-1 33-4 50-3 16-7 33-13 49s-13 32-21 48c-9 16-18 32-29 47-12 15-24 30-38 45-13 15-28 29-44 43-17 14-34 27-52 40-19 13-38 25-59 37s-42 23-65 33c-22 11-45 21-70 30-24 9-49 18-74 25-26 8-52 15-79 22-27 6-54 12-82 17-29 4-57 8-86 12-28 3-57 5-86 7s-58 2-87 2-58 0-87-2-58-4-86-7c-29-4-57-8-85-12-28-5-55-11-82-17-27-7-53-14-79-22-25-7-50-16-74-25-25-9-48-19-70-30-23-10-44-21-65-33s-40-24-59-37c-18-13-35-26-52-40-16-14-31-28-44-43-14-15-26-30-38-45-11-15-21-31-29-47s-15-32-21-48-10-33-13-49c-3-17-4-33-4-50 0-18 1-34 4-51 3-16 7-33 13-49s13-33 21-48c8-16 18-32 29-47 12-16 24-31 38-45 13-15 28-29 44-43 17-14 34-27 52-40 19-13 38-25 59-37s42-23 65-33c22-11 45-21 70-30 24-9 49-18 74-26 26-8 52-15 79-21s54-12 82-17 56-9 85-12c28-3 57-6 86-7 29-2 58-3 87-3s58 1 87 3c29 1 58 4 86 7 29 3 57 7 86 12 28 5 55 11 82 17s53 13 79 21c25 8 50 17 74 26 25 9 48 19 70 30 23 10 44 21 65 33s40 24 59 37c18 13 35 26 52 40 16 14 31 28 44 43 14 14 26 29 38 45 11 15 20 31 29 47 8 15 15 32 21 48s10 33 13 49c3 17 4 33 4 51z">
          <text:p/>
        </draw:path>
        <draw:path draw:style-name="gr2" draw:text-style-name="P2" draw:layer="layout" svg:width="1.776cm" svg:height="1.015cm" svg:x="1.535cm" svg:y="2.042cm" svg:viewBox="0 0 1777 1016" svg:d="M1777 509c0 17-1 33-4 50-3 16-7 33-13 49s-13 32-21 48c-9 16-18 32-29 47-12 15-24 30-38 45-13 15-28 29-44 43-17 14-34 27-52 40-19 13-38 25-59 37s-42 23-65 33c-22 11-45 21-70 30-24 9-49 18-74 25-26 8-52 15-79 22-27 6-54 12-82 17-29 4-57 8-86 12-28 3-57 5-86 7s-58 2-87 2-58 0-87-2-58-4-86-7c-29-4-57-8-85-12-28-5-55-11-82-17-27-7-53-14-79-22-25-7-50-16-74-25-25-9-48-19-70-30-23-10-44-21-65-33s-40-24-59-37c-18-13-35-26-52-40-16-14-31-28-44-43-14-15-26-30-38-45-11-15-21-31-29-47s-15-32-21-48-10-33-13-49c-3-17-4-33-4-50 0-18 1-34 4-51 3-16 7-33 13-49s13-33 21-48c8-16 18-32 29-47 12-16 24-31 38-45 13-15 28-29 44-43 17-14 34-27 52-40 19-13 38-25 59-37s42-23 65-33c22-11 45-21 70-30 24-9 49-18 74-26 26-8 52-15 79-21s54-12 82-17 56-9 85-12c28-3 57-6 86-7 29-2 58-3 87-3s58 1 87 3c29 1 58 4 86 7 29 3 57 7 86 12 28 5 55 11 82 17s53 13 79 21c25 8 50 17 74 26 25 9 48 19 70 30 23 10 44 21 65 33s40 24 59 37c18 13 35 26 52 40 16 14 31 28 44 43 14 14 26 29 38 45 11 15 20 31 29 47 8 15 15 32 21 48s10 33 13 49c3 17 4 33 4 51z">
          <text:p/>
        </draw:path>
        <draw:frame draw:style-name="gr3" draw:text-style-name="P4" draw:layer="layout" svg:width="1.204cm" svg:height="0.34cm" svg:x="1cm" svg:y="15.5cm">
          <draw:text-box>
            <text:p text:style-name="P3"><text:span text:style-name="T1">Convidat</text:span></text:p>
          </draw:text-box>
        </draw:frame>
        <draw:path draw:style-name="gr1" draw:text-style-name="P1" draw:layer="layout" svg:width="1.776cm" svg:height="1.015cm" svg:x="2.804cm" svg:y="1.281cm" svg:viewBox="0 0 1777 1016" svg:d="M1777 509c0 16-1 33-4 49-3 17-7 33-13 50-6 16-13 32-21 48-9 16-18 31-30 47-11 15-23 30-37 45-14 14-28 29-46 43-16 13-33 27-52 40-18 12-38 25-58 36-21 12-42 23-65 34-22 10-46 20-70 30-24 9-49 17-74 25-26 8-52 15-79 21-27 7-54 12-82 17s-56 9-85 12c-28 4-57 6-86 8-29 1-58 2-87 2s-58-1-87-2c-29-2-58-4-86-8-29-3-57-7-85-12s-55-10-82-17c-27-6-53-13-79-21s-50-16-75-25c-24-10-47-20-70-30-22-11-44-22-64-34-21-11-40-24-59-36-18-13-36-27-52-40-16-14-31-29-44-43-14-15-27-30-38-45-11-16-21-31-29-47-9-16-16-32-21-48-6-17-10-33-13-50-3-16-4-33-4-49 0-17 1-34 4-50 3-17 7-33 13-49 5-17 12-33 21-49 8-16 18-31 29-47 11-15 24-30 38-45 13-14 28-30 44-43 16-14 34-28 52-40 19-13 38-26 59-37 20-12 42-23 64-34 23-10 46-20 70-29 25-10 49-18 75-26s52-15 79-21c27-7 54-12 82-17s56-9 85-12c28-3 57-6 86-8 29-1 58-2 87-2s58 1 87 2c29 2 58 5 86 8 29 3 57 7 85 12s55 10 82 17c27 6 53 13 79 21 25 8 50 16 74 26 24 9 48 19 70 29 23 11 44 22 65 34 20 11 40 24 58 37 19 12 36 26 52 40 18 13 32 29 46 43 14 15 26 30 37 45 12 16 21 31 30 47 8 16 15 32 21 49 6 16 10 32 13 49 3 16 4 33 4 50z">
          <text:p/>
        </draw:path>
        <draw:path draw:style-name="gr2" draw:text-style-name="P2" draw:layer="layout" svg:width="1.776cm" svg:height="1.015cm" svg:x="2.804cm" svg:y="1.281cm" svg:viewBox="0 0 1777 1016" svg:d="M1777 509c0 16-1 33-4 49-3 17-7 33-13 50-6 16-13 32-21 48-9 16-18 31-30 47-11 15-23 30-37 45-14 14-28 29-46 43-16 13-33 27-52 40-18 12-38 25-58 36-21 12-42 23-65 34-22 10-46 20-70 30-24 9-49 17-74 25-26 8-52 15-79 21-27 7-54 12-82 17s-56 9-85 12c-28 4-57 6-86 8-29 1-58 2-87 2s-58-1-87-2c-29-2-58-4-86-8-29-3-57-7-85-12s-55-10-82-17c-27-6-53-13-79-21s-50-16-75-25c-24-10-47-20-70-30-22-11-44-22-64-34-21-11-40-24-59-36-18-13-36-27-52-40-16-14-31-29-44-43-14-15-27-30-38-45-11-16-21-31-29-47-9-16-16-32-21-48-6-17-10-33-13-50-3-16-4-33-4-49 0-17 1-34 4-50 3-17 7-33 13-49 5-17 12-33 21-49 8-16 18-31 29-47 11-15 24-30 38-45 13-14 28-30 44-43 16-14 34-28 52-40 19-13 38-26 59-37 20-12 42-23 64-34 23-10 46-20 70-29 25-10 49-18 75-26s52-15 79-21c27-7 54-12 82-17s56-9 85-12c28-3 57-6 86-8 29-1 58-2 87-2s58 1 87 2c29 2 58 5 86 8 29 3 57 7 85 12s55 10 82 17c27 6 53 13 79 21 25 8 50 16 74 26 24 9 48 19 70 29 23 11 44 22 65 34 20 11 40 24 58 37 19 12 36 26 52 40 18 13 32 29 46 43 14 15 26 30 37 45 12 16 21 31 30 47 8 16 15 32 21 49 6 16 10 32 13 49 3 16 4 33 4 50z">
          <text:p/>
        </draw:path>
        <draw:frame draw:style-name="gr3" draw:text-style-name="P4" draw:layer="layout" svg:width="0.595cm" svg:height="0.34cm" svg:x="2.115cm" svg:y="2.389cm">
          <draw:text-box>
            <text:p text:style-name="P3"><text:span text:style-name="T1">nom</text:span></text:p>
          </draw:text-box>
        </draw:frame>
        <draw:path draw:style-name="gr1" draw:text-style-name="P1" draw:layer="layout" svg:width="1.777cm" svg:height="1.015cm" svg:x="1.027cm" svg:y="3.057cm" svg:viewBox="0 0 1778 1016" svg:d="M1778 509c0 17-2 33-5 50-2 16-7 33-12 49-6 16-13 32-22 48-8 16-18 32-29 47-11 16-24 31-37 45-14 15-29 29-46 43-16 14-34 27-52 40s-38 25-58 37c-21 12-43 23-65 33-23 11-46 21-70 30s-49 18-75 26c-26 7-52 15-79 21s-54 12-82 17c-28 4-56 9-84 12-29 3-58 5-86 7-29 2-58 2-88 2-29 0-58 0-87-2s-57-4-86-7c-28-3-57-8-84-12-28-5-56-11-82-17-27-6-54-14-79-21-26-8-51-17-75-26s-48-19-70-30c-22-10-44-21-65-33-20-12-40-24-58-37-19-13-36-26-52-40s-31-28-45-43c-14-14-26-29-37-45-11-15-21-31-29-47-9-16-16-32-22-48-5-16-10-33-12-49-3-17-5-33-5-50 0-18 2-34 5-51 2-16 7-33 12-49 6-16 13-32 22-48 8-16 18-32 29-47 11-16 23-31 37-45 14-15 29-29 45-43s33-27 52-40c18-13 38-25 58-37 21-12 43-23 65-33 22-11 46-21 70-30s49-18 75-26c25-7 52-15 79-21 26-6 54-12 82-17 27-5 56-9 84-12 29-3 57-6 86-7 29-2 58-3 87-3 30 0 59 1 88 3 28 1 57 4 86 7 28 3 56 7 84 12s55 11 82 17 53 14 79 21c26 8 51 17 75 26s47 19 70 30c22 10 44 21 65 33 20 12 40 24 58 37s36 26 52 40c17 14 32 28 46 43 13 14 26 29 37 45 11 15 21 31 29 47 9 16 16 32 22 48 5 16 10 33 12 49 3 17 5 33 5 51z">
          <text:p/>
        </draw:path>
        <draw:path draw:style-name="gr2" draw:text-style-name="P2" draw:layer="layout" svg:width="1.777cm" svg:height="1.015cm" svg:x="1.027cm" svg:y="3.057cm" svg:viewBox="0 0 1778 1016" svg:d="M1778 509c0 17-2 33-5 50-2 16-7 33-12 49-6 16-13 32-22 48-8 16-18 32-29 47-11 16-24 31-37 45-14 15-29 29-46 43-16 14-34 27-52 40s-38 25-58 37c-21 12-43 23-65 33-23 11-46 21-70 30s-49 18-75 26c-26 7-52 15-79 21s-54 12-82 17c-28 4-56 9-84 12-29 3-58 5-86 7-29 2-58 2-88 2-29 0-58 0-87-2s-57-4-86-7c-28-3-57-8-84-12-28-5-56-11-82-17-27-6-54-14-79-21-26-8-51-17-75-26s-48-19-70-30c-22-10-44-21-65-33-20-12-40-24-58-37-19-13-36-26-52-40s-31-28-45-43c-14-14-26-29-37-45-11-15-21-31-29-47-9-16-16-32-22-48-5-16-10-33-12-49-3-17-5-33-5-50 0-18 2-34 5-51 2-16 7-33 12-49 6-16 13-32 22-48 8-16 18-32 29-47 11-16 23-31 37-45 14-15 29-29 45-43s33-27 52-40c18-13 38-25 58-37 21-12 43-23 65-33 22-11 46-21 70-30s49-18 75-26c25-7 52-15 79-21 26-6 54-12 82-17 27-5 56-9 84-12 29-3 57-6 86-7 29-2 58-3 87-3 30 0 59 1 88 3 28 1 57 4 86 7 28 3 56 7 84 12s55 11 82 17 53 14 79 21c26 8 51 17 75 26s47 19 70 30c22 10 44 21 65 33 20 12 40 24 58 37s36 26 52 40c17 14 32 28 46 43 13 14 26 29 37 45 11 15 21 31 29 47 9 16 16 32 22 48 5 16 10 33 12 49 3 17 5 33 5 51z">
          <text:p/>
        </draw:path>
        <draw:frame draw:style-name="gr3" draw:text-style-name="P4" draw:layer="layout" svg:width="1.238cm" svg:height="0.34cm" svg:x="3.061cm" svg:y="1.628cm">
          <draw:text-box>
            <text:p text:style-name="P3"><text:span text:style-name="T1">cognoms</text:span></text:p>
          </draw:text-box>
        </draw:frame>
        <draw:path draw:style-name="gr1" draw:text-style-name="P1" draw:layer="layout" svg:width="2.03cm" svg:height="1.269cm" svg:x="4.834cm" svg:y="1.154cm" svg:viewBox="0 0 2031 1270" svg:d="M2031 635c0 20-2 41-5 62-3 20-8 41-15 62-6 21-14 41-24 61-9 20-21 39-33 58-13 20-27 38-43 57-16 18-33 36-51 53-19 17-38 34-59 50-22 16-44 31-67 46-24 15-48 29-74 42s-53 26-80 37c-28 12-56 22-86 32-29 10-59 19-90 27-30 8-62 15-93 21-32 6-64 11-97 15s-66 7-99 9-66 3-99 3-67-1-100-3-66-5-98-9c-33-4-65-9-97-15s-63-13-94-21c-30-8-60-17-90-27-29-10-57-20-85-32-28-11-54-24-80-37s-50-27-74-42c-23-15-46-30-68-46-21-16-41-33-59-50-19-17-36-35-51-53-16-19-30-37-43-57-13-19-24-38-33-58-10-20-18-40-25-61-6-21-11-42-14-62-4-21-5-42-5-62 0-21 1-42 5-63 3-20 8-41 14-61 7-21 15-41 25-61 9-19 20-39 33-58s27-38 43-56c15-19 32-37 51-54 18-17 38-34 59-50 22-16 45-31 68-46 24-15 48-29 74-42s52-25 80-37c28-11 56-22 85-32 30-10 60-19 90-27 31-8 62-15 94-21s64-11 97-15c32-4 65-7 98-9s67-3 100-3 66 1 99 3 66 5 99 9 65 9 97 15c31 6 63 13 93 21 31 8 61 17 90 27 30 10 58 21 86 32 27 12 54 24 80 37s50 27 74 42c23 15 45 30 67 46 21 16 40 33 59 50 18 17 35 35 51 54 16 18 30 37 43 56 12 19 24 39 33 58 10 20 18 40 24 61 7 20 12 41 15 61 3 21 5 42 5 63z">
          <text:p/>
        </draw:path>
        <draw:path draw:style-name="gr2" draw:text-style-name="P2" draw:layer="layout" svg:width="2.03cm" svg:height="1.269cm" svg:x="4.834cm" svg:y="1.154cm" svg:viewBox="0 0 2031 1270" svg:d="M2031 635c0 20-2 41-5 62-3 20-8 41-15 62-6 21-14 41-24 61-9 20-21 39-33 58-13 20-27 38-43 57-16 18-33 36-51 53-19 17-38 34-59 50-22 16-44 31-67 46-24 15-48 29-74 42s-53 26-80 37c-28 12-56 22-86 32-29 10-59 19-90 27-30 8-62 15-93 21-32 6-64 11-97 15s-66 7-99 9-66 3-99 3-67-1-100-3-66-5-98-9c-33-4-65-9-97-15s-63-13-94-21c-30-8-60-17-90-27-29-10-57-20-85-32-28-11-54-24-80-37s-50-27-74-42c-23-15-46-30-68-46-21-16-41-33-59-50-19-17-36-35-51-53-16-19-30-37-43-57-13-19-24-38-33-58-10-20-18-40-25-61-6-21-11-42-14-62-4-21-5-42-5-62 0-21 1-42 5-63 3-20 8-41 14-61 7-21 15-41 25-61 9-19 20-39 33-58s27-38 43-56c15-19 32-37 51-54 18-17 38-34 59-50 22-16 45-31 68-46 24-15 48-29 74-42s52-25 80-37c28-11 56-22 85-32 30-10 60-19 90-27 31-8 62-15 94-21s64-11 97-15c32-4 65-7 98-9s67-3 100-3 66 1 99 3 66 5 99 9 65 9 97 15c31 6 63 13 93 21 31 8 61 17 90 27 30 10 58 21 86 32 27 12 54 24 80 37s50 27 74 42c23 15 45 30 67 46 21 16 40 33 59 50 18 17 35 35 51 54 16 18 30 37 43 56 12 19 24 39 33 58 10 20 18 40 24 61 7 20 12 41 15 61 3 21 5 42 5 63z">
          <text:p/>
        </draw:path>
        <draw:frame draw:style-name="gr3" draw:text-style-name="P4" draw:layer="layout" svg:width="0.916cm" svg:height="0.34cm" svg:x="1.446cm" svg:y="3.404cm">
          <draw:text-box>
            <text:p text:style-name="P3"><text:span text:style-name="T1">telefon</text:span></text:p>
          </draw:text-box>
        </draw:frame>
        <draw:path draw:style-name="gr1" draw:text-style-name="P1" draw:layer="layout" svg:width="1.777cm" svg:height="1.015cm" svg:x="1.027cm" svg:y="5.088cm" svg:viewBox="0 0 1778 1016" svg:d="M1778 508c0 17-2 33-5 50-2 16-7 33-12 49-6 16-13 33-22 48-8 16-18 32-29 47-11 16-24 31-37 45-14 15-29 29-46 43-16 14-34 27-52 40s-38 25-58 37c-21 12-43 23-65 33-23 11-46 21-70 30s-49 18-75 26-52 15-79 21-54 12-82 17-56 9-84 12c-29 3-58 6-86 7-29 2-58 3-88 3-29 0-58-1-87-3-29-1-57-4-86-7-28-3-57-7-84-12-28-5-56-11-82-17-27-6-54-13-79-21-26-8-51-17-75-26s-48-19-70-30c-22-10-44-21-65-33-20-12-40-24-58-37-19-13-36-26-52-40s-31-28-45-43c-14-14-26-29-37-45-11-15-21-31-29-47-9-15-16-32-22-48-5-16-10-33-12-49-3-17-5-33-5-50 0-18 2-34 5-51 2-16 7-33 12-49 6-16 13-32 22-48 8-16 18-32 29-47s23-30 37-45 29-29 45-43 33-27 52-40c18-13 38-25 58-37 21-12 43-23 65-33 22-11 46-21 70-30s49-18 75-25c25-8 52-15 79-22 26-6 54-12 82-17 27-4 56-8 84-12 29-3 57-5 86-7s58-2 87-2c30 0 59 0 88 2 28 2 57 4 86 7 28 4 56 8 84 12 28 5 55 11 82 17 27 7 53 14 79 22 26 7 51 16 75 25s47 19 70 30c22 10 44 21 65 33 20 12 40 24 58 37s36 26 52 40c17 14 32 28 46 43 13 15 26 30 37 45s21 31 29 47c9 16 16 32 22 48 5 16 10 33 12 49 3 17 5 33 5 51z">
          <text:p/>
        </draw:path>
        <draw:path draw:style-name="gr2" draw:text-style-name="P2" draw:layer="layout" svg:width="1.777cm" svg:height="1.015cm" svg:x="1.027cm" svg:y="5.088cm" svg:viewBox="0 0 1778 1016" svg:d="M1778 508c0 17-2 33-5 50-2 16-7 33-12 49-6 16-13 33-22 48-8 16-18 32-29 47-11 16-24 31-37 45-14 15-29 29-46 43-16 14-34 27-52 40s-38 25-58 37c-21 12-43 23-65 33-23 11-46 21-70 30s-49 18-75 26-52 15-79 21-54 12-82 17-56 9-84 12c-29 3-58 6-86 7-29 2-58 3-88 3-29 0-58-1-87-3-29-1-57-4-86-7-28-3-57-7-84-12-28-5-56-11-82-17-27-6-54-13-79-21-26-8-51-17-75-26s-48-19-70-30c-22-10-44-21-65-33-20-12-40-24-58-37-19-13-36-26-52-40s-31-28-45-43c-14-14-26-29-37-45-11-15-21-31-29-47-9-15-16-32-22-48-5-16-10-33-12-49-3-17-5-33-5-50 0-18 2-34 5-51 2-16 7-33 12-49 6-16 13-32 22-48 8-16 18-32 29-47s23-30 37-45 29-29 45-43 33-27 52-40c18-13 38-25 58-37 21-12 43-23 65-33 22-11 46-21 70-30s49-18 75-25c25-8 52-15 79-22 26-6 54-12 82-17 27-4 56-8 84-12 29-3 57-5 86-7s58-2 87-2c30 0 59 0 88 2 28 2 57 4 86 7 28 4 56 8 84 12 28 5 55 11 82 17 27 7 53 14 79 22 26 7 51 16 75 25s47 19 70 30c22 10 44 21 65 33 20 12 40 24 58 37s36 26 52 40c17 14 32 28 46 43 13 15 26 30 37 45s21 31 29 47c9 16 16 32 22 48 5 16 10 33 12 49 3 17 5 33 5 51z">
          <text:p/>
        </draw:path>
        <draw:frame draw:style-name="gr3" draw:text-style-name="P4" draw:layer="layout" svg:width="1.661cm" svg:height="0.34cm" svg:x="5.007cm" svg:y="1.628cm">
          <draw:text-box>
            <text:p text:style-name="P3"><text:span text:style-name="T1">contrasenya</text:span></text:p>
          </draw:text-box>
        </draw:frame>
        <draw:path draw:style-name="gr1" draw:text-style-name="P1" draw:layer="layout" svg:width="2.538cm" svg:height="1.268cm" svg:x="6.864cm" svg:y="1.789cm" svg:viewBox="0 0 2539 1269" svg:d="M2539 635c0 21-2 42-6 62-5 21-11 41-19 62-8 20-18 40-30 60s-26 40-42 59-34 38-53 56c-20 18-41 36-64 53-23 18-48 34-74 50-27 17-55 32-84 47-29 14-60 28-92 41-32 14-67 26-101 38-35 11-70 22-107 32-37 9-74 18-113 26-38 8-77 15-117 21s-80 11-121 15c-40 4-81 7-123 9-41 2-83 3-124 3-42 0-83-1-125-3-41-2-82-5-123-9-40-4-81-9-121-15-39-6-78-13-117-21-38-8-76-17-112-26-37-10-73-21-107-32-35-12-68-24-100-38-32-13-63-27-92-41-30-15-58-30-84-47-26-16-51-32-74-50-23-17-45-35-64-53-20-18-38-37-53-56-16-19-30-39-42-59s-23-40-31-60c-8-21-14-41-18-62-4-20-6-41-6-62s2-42 6-62c4-21 10-41 18-62 8-20 19-40 31-60s26-40 42-59c15-19 33-38 53-56 19-18 41-36 64-53 23-18 48-34 74-50 26-17 54-32 84-47 29-14 60-28 92-41 32-14 65-26 100-39 34-11 70-22 107-32 36-9 74-18 112-26 39-8 78-15 117-21 40-6 81-11 121-15 41-4 82-7 123-9 42-2 83-3 125-3 41 0 83 1 124 3 42 2 83 5 123 9 41 4 81 9 121 15s79 13 117 21c39 8 76 17 113 26 37 10 72 21 107 32 34 13 69 25 101 39 32 13 63 27 92 41 29 15 57 30 84 47 26 16 51 32 74 50 23 17 44 35 64 53 19 18 37 37 53 56s30 39 42 59 22 40 30 60c8 21 14 41 19 62 4 20 6 41 6 62z">
          <text:p/>
        </draw:path>
        <draw:path draw:style-name="gr2" draw:text-style-name="P2" draw:layer="layout" svg:width="2.538cm" svg:height="1.268cm" svg:x="6.864cm" svg:y="1.789cm" svg:viewBox="0 0 2539 1269" svg:d="M2539 635c0 21-2 42-6 62-5 21-11 41-19 62-8 20-18 40-30 60s-26 40-42 59-34 38-53 56c-20 18-41 36-64 53-23 18-48 34-74 50-27 17-55 32-84 47-29 14-60 28-92 41-32 14-67 26-101 38-35 11-70 22-107 32-37 9-74 18-113 26-38 8-77 15-117 21s-80 11-121 15c-40 4-81 7-123 9-41 2-83 3-124 3-42 0-83-1-125-3-41-2-82-5-123-9-40-4-81-9-121-15-39-6-78-13-117-21-38-8-76-17-112-26-37-10-73-21-107-32-35-12-68-24-100-38-32-13-63-27-92-41-30-15-58-30-84-47-26-16-51-32-74-50-23-17-45-35-64-53-20-18-38-37-53-56-16-19-30-39-42-59s-23-40-31-60c-8-21-14-41-18-62-4-20-6-41-6-62s2-42 6-62c4-21 10-41 18-62 8-20 19-40 31-60s26-40 42-59c15-19 33-38 53-56 19-18 41-36 64-53 23-18 48-34 74-50 26-17 54-32 84-47 29-14 60-28 92-41 32-14 65-26 100-39 34-11 70-22 107-32 36-9 74-18 112-26 39-8 78-15 117-21 40-6 81-11 121-15 41-4 82-7 123-9 42-2 83-3 125-3 41 0 83 1 124 3 42 2 83 5 123 9 41 4 81 9 121 15s79 13 117 21c39 8 76 17 113 26 37 10 72 21 107 32 34 13 69 25 101 39 32 13 63 27 92 41 29 15 57 30 84 47 26 16 51 32 74 50 23 17 44 35 64 53 19 18 37 37 53 56s30 39 42 59 22 40 30 60c8 21 14 41 19 62 4 20 6 41 6 62z">
          <text:p/>
        </draw:path>
        <draw:frame draw:style-name="gr3" draw:text-style-name="P4" draw:layer="layout" svg:width="0.933cm" svg:height="0.34cm" svg:x="1.437cm" svg:y="5.434cm">
          <draw:text-box>
            <text:p text:style-name="P3"><text:span text:style-name="T1">adreça</text:span></text:p>
          </draw:text-box>
        </draw:frame>
        <draw:path draw:style-name="gr1" draw:text-style-name="P1" draw:layer="layout" svg:width="2.538cm" svg:height="1.269cm" svg:x="6.61cm" svg:y="3.057cm" svg:viewBox="0 0 2539 1270" svg:d="M2539 636c0 21-2 41-6 62s-10 41-18 62c-9 20-19 40-31 60s-26 39-42 59c-16 19-33 38-53 56s-41 36-64 53c-23 18-48 34-75 50-26 16-54 32-84 46-29 15-60 29-92 42s-65 26-100 37c-35 12-70 23-107 32-36 10-74 19-112 27-39 8-78 15-118 21-39 6-80 11-120 15-41 4-82 7-124 9-41 2-82 3-124 3s-83-1-124-3c-42-2-83-5-124-9-40-4-81-9-120-15-40-6-79-13-118-21-38-8-75-17-112-27-37-9-72-20-107-32-34-11-68-24-100-37s-63-27-92-42c-30-14-57-30-84-46-26-16-51-32-74-50-23-17-44-35-64-53s-37-37-53-56c-16-20-30-39-42-59s-22-40-30-60c-9-21-15-41-19-62s-6-41-6-62 2-42 6-62c4-21 10-42 19-62 8-20 18-40 30-60s26-40 42-59 33-38 53-56c20-19 41-36 64-54 23-17 48-34 74-50 27-16 54-31 84-46 29-14 60-28 92-42 32-13 66-25 100-38 35-11 70-22 107-32 37-9 74-18 112-26 39-8 78-15 118-21 39-6 80-11 120-15 41-4 82-7 124-10 41-2 82-3 124-3s83 1 124 3c42 3 83 6 124 10 40 4 81 9 120 15 40 6 79 13 118 21 38 8 76 17 112 26 37 10 72 21 107 32 35 13 68 25 100 38 32 14 63 28 92 42 30 15 58 30 84 46 27 16 52 33 75 50 23 18 44 35 64 54 20 18 37 37 53 56s30 39 42 59 22 40 31 60c8 20 14 41 18 62 4 20 6 41 6 62z">
          <text:p/>
        </draw:path>
        <draw:path draw:style-name="gr2" draw:text-style-name="P2" draw:layer="layout" svg:width="2.538cm" svg:height="1.269cm" svg:x="6.61cm" svg:y="3.057cm" svg:viewBox="0 0 2539 1270" svg:d="M2539 636c0 21-2 41-6 62s-10 41-18 62c-9 20-19 40-31 60s-26 39-42 59c-16 19-33 38-53 56s-41 36-64 53c-23 18-48 34-75 50-26 16-54 32-84 46-29 15-60 29-92 42s-65 26-100 37c-35 12-70 23-107 32-36 10-74 19-112 27-39 8-78 15-118 21-39 6-80 11-120 15-41 4-82 7-124 9-41 2-82 3-124 3s-83-1-124-3c-42-2-83-5-124-9-40-4-81-9-120-15-40-6-79-13-118-21-38-8-75-17-112-27-37-9-72-20-107-32-34-11-68-24-100-37s-63-27-92-42c-30-14-57-30-84-46-26-16-51-32-74-50-23-17-44-35-64-53s-37-37-53-56c-16-20-30-39-42-59s-22-40-30-60c-9-21-15-41-19-62s-6-41-6-62 2-42 6-62c4-21 10-42 19-62 8-20 18-40 30-60s26-40 42-59 33-38 53-56c20-19 41-36 64-54 23-17 48-34 74-50 27-16 54-31 84-46 29-14 60-28 92-42 32-13 66-25 100-38 35-11 70-22 107-32 37-9 74-18 112-26 39-8 78-15 118-21 39-6 80-11 120-15 41-4 82-7 124-10 41-2 82-3 124-3s83 1 124 3c42 3 83 6 124 10 40 4 81 9 120 15 40 6 79 13 118 21 38 8 76 17 112 26 37 10 72 21 107 32 35 13 68 25 100 38 32 14 63 28 92 42 30 15 58 30 84 46 27 16 52 33 75 50 23 18 44 35 64 54 20 18 37 37 53 56s30 39 42 59 22 40 31 60c8 20 14 41 18 62 4 20 6 41 6 62z">
          <text:p/>
        </draw:path>
        <draw:frame draw:style-name="gr3" draw:text-style-name="P4" draw:layer="layout" svg:width="1.729cm" svg:height="0.34cm" svg:x="7.257cm" svg:y="2.262cm">
          <draw:text-box>
            <text:p text:style-name="P3"><text:span text:style-name="T1">infoAdicional</text:span></text:p>
          </draw:text-box>
        </draw:frame>
        <draw:path draw:style-name="gr1" draw:text-style-name="P1" draw:layer="layout" svg:width="2.031cm" svg:height="1.016cm" svg:x="0.773cm" svg:y="4.072cm" svg:viewBox="0 0 2032 1017" svg:d="M2032 509c0 17-2 33-5 50-3 16-8 33-15 49-6 16-14 32-24 48s-21 32-34 47c-12 16-27 31-42 45-16 15-33 29-51 43-19 14-39 27-60 40s-43 25-67 37c-23 12-48 23-73 33-26 11-53 21-80 30-28 9-57 18-86 26-29 7-59 15-90 21s-62 12-94 17-64 9-96 12c-33 3-66 6-99 7-33 2-66 3-99 3-34 0-67-1-100-3-33-1-66-4-98-7-33-3-65-7-97-12s-63-11-94-17-61-14-90-21c-29-8-58-17-85-26-28-9-55-19-80-30-26-10-51-21-74-33-24-12-46-24-68-37-21-13-41-26-59-40-19-14-36-28-52-43-15-14-30-29-42-45-13-15-24-31-34-47-9-16-18-32-24-48s-11-33-15-49c-3-17-5-33-5-50 0-18 2-34 5-51 4-16 9-33 15-49s15-32 24-48c10-16 21-32 34-47 12-16 27-31 42-45 16-15 33-29 52-43 18-14 38-27 59-40 22-13 44-25 68-37 23-12 48-23 74-33 25-11 52-21 80-30 27-9 56-18 85-26 29-7 59-15 90-21s62-12 94-17c32-4 64-9 97-12 32-3 65-5 98-7s66-3 100-3c33 0 66 1 99 3s66 4 99 7c32 3 64 8 96 12 32 5 63 11 94 17s61 14 90 21c29 8 58 17 86 26 27 9 54 19 80 30 25 10 50 21 73 33 24 12 46 24 67 37s41 26 60 40c18 14 35 28 51 43 15 14 30 29 42 45 13 15 24 31 34 47s18 32 24 48c7 16 12 33 15 49 3 17 5 33 5 51z">
          <text:p/>
        </draw:path>
        <draw:path draw:style-name="gr2" draw:text-style-name="P2" draw:layer="layout" svg:width="2.031cm" svg:height="1.016cm" svg:x="0.773cm" svg:y="4.072cm" svg:viewBox="0 0 2032 1017" svg:d="M2032 509c0 17-2 33-5 50-3 16-8 33-15 49-6 16-14 32-24 48s-21 32-34 47c-12 16-27 31-42 45-16 15-33 29-51 43-19 14-39 27-60 40s-43 25-67 37c-23 12-48 23-73 33-26 11-53 21-80 30-28 9-57 18-86 26-29 7-59 15-90 21s-62 12-94 17-64 9-96 12c-33 3-66 6-99 7-33 2-66 3-99 3-34 0-67-1-100-3-33-1-66-4-98-7-33-3-65-7-97-12s-63-11-94-17-61-14-90-21c-29-8-58-17-85-26-28-9-55-19-80-30-26-10-51-21-74-33-24-12-46-24-68-37-21-13-41-26-59-40-19-14-36-28-52-43-15-14-30-29-42-45-13-15-24-31-34-47-9-16-18-32-24-48s-11-33-15-49c-3-17-5-33-5-50 0-18 2-34 5-51 4-16 9-33 15-49s15-32 24-48c10-16 21-32 34-47 12-16 27-31 42-45 16-15 33-29 52-43 18-14 38-27 59-40 22-13 44-25 68-37 23-12 48-23 74-33 25-11 52-21 80-30 27-9 56-18 85-26 29-7 59-15 90-21s62-12 94-17c32-4 64-9 97-12 32-3 65-5 98-7s66-3 100-3c33 0 66 1 99 3s66 4 99 7c32 3 64 8 96 12 32 5 63 11 94 17s61 14 90 21c29 8 58 17 86 26 27 9 54 19 80 30 25 10 50 21 73 33 24 12 46 24 67 37s41 26 60 40c18 14 35 28 51 43 15 14 30 29 42 45 13 15 24 31 34 47s18 32 24 48c7 16 12 33 15 49 3 17 5 33 5 51z">
          <text:p/>
        </draw:path>
        <draw:frame draw:style-name="gr3" draw:text-style-name="P4" draw:layer="layout" svg:width="1.949cm" svg:height="0.34cm" svg:x="6.893cm" svg:y="3.531cm">
          <draw:text-box>
            <text:p text:style-name="P3"><text:span text:style-name="T1">anyNa</text:span><text:span text:style-name="T1">ixeme</text:span><text:span text:style-name="T1">nt</text:span></text:p>
          </draw:text-box>
        </draw:frame>
        <draw:line draw:style-name="gr2" draw:text-style-name="P2" draw:layer="layout" svg:x1="2.804cm" svg:y1="4.58cm" svg:x2="4.58cm" svg:y2="4.58cm">
          <text:p/>
        </draw:line>
        <draw:line draw:style-name="gr2" draw:text-style-name="P2" draw:layer="layout" svg:x1="2.804cm" svg:y1="5.596cm" svg:x2="4.581cm" svg:y2="5.088cm">
          <text:p/>
        </draw:line>
        <draw:line draw:style-name="gr2" draw:text-style-name="P2" draw:layer="layout" svg:x1="2.855cm" svg:y1="3.768cm" svg:x2="4.581cm" svg:y2="4.327cm">
          <text:p/>
        </draw:line>
        <draw:line draw:style-name="gr2" draw:text-style-name="P2" draw:layer="layout" svg:x1="3.311cm" svg:y1="2.804cm" svg:x2="4.581cm" svg:y2="4.327cm">
          <text:p/>
        </draw:line>
        <draw:line draw:style-name="gr2" draw:text-style-name="P2" draw:layer="layout" svg:x1="4.047cm" svg:y1="2.372cm" svg:x2="4.835cm" svg:y2="4.073cm">
          <text:p/>
        </draw:line>
        <draw:line draw:style-name="gr2" draw:text-style-name="P2" draw:layer="layout" svg:x1="5.85cm" svg:y1="2.423cm" svg:x2="5.341cm" svg:y2="4.073cm">
          <text:p/>
        </draw:line>
        <draw:line draw:style-name="gr2" draw:text-style-name="P2" draw:layer="layout" svg:x1="6.878cm" svg:y1="4.081cm" svg:x2="5.595cm" svg:y2="4.581cm">
          <text:p/>
        </draw:line>
        <draw:line draw:style-name="gr2" draw:text-style-name="P2" draw:layer="layout" svg:x1="6.865cm" svg:y1="2.626cm" svg:x2="5.595cm" svg:y2="4.327cm">
          <text:p/>
        </draw:line>
        <draw:frame draw:style-name="gr3" draw:text-style-name="P4" draw:layer="layout" svg:width="1.12cm" svg:height="0.34cm" svg:x="1.218cm" svg:y="4.419cm">
          <draw:text-box>
            <text:p text:style-name="P3"><text:span text:style-name="T1">DNI/NIE</text:span></text:p>
          </draw:text-box>
        </draw:frame>
        <draw:frame draw:style-name="gr3" draw:text-style-name="P4" draw:layer="layout" svg:width="2.559cm" svg:height="0.679cm" svg:x="7.691cm" svg:y="12.75cm">
          <draw:text-box>
            <text:p text:style-name="P3"><text:span text:style-name="T1">VisualitzaPodcasts</text:span></text:p>
            <text:p text:style-name="P3"><text:span text:style-name="T1">gratuïts</text:span></text:p>
          </draw:text-box>
        </draw:frame>
        <draw:line draw:style-name="gr2" draw:text-style-name="P2" draw:layer="layout" svg:x1="9.75cm" svg:y1="12.5cm" svg:x2="13.25cm" svg:y2="11.25cm">
          <text:p/>
        </draw:line>
        <draw:line draw:style-name="gr2" draw:text-style-name="P2" draw:layer="layout" svg:x1="2.25cm" svg:y1="14.25cm" svg:x2="6.956cm" svg:y2="13.208cm">
          <text:p/>
        </draw:line>
        <draw:polygon draw:style-name="gr4" draw:text-style-name="P5" draw:layer="layout" svg:width="0.177cm" svg:height="0.178cm" svg:x="6.912cm" svg:y="13.119cm" svg:viewBox="0 0 178 179" draw:points="178,90 0,179 44,90 0,0">
          <text:p/>
        </draw:polygon>
        <draw:line draw:style-name="gr5" draw:text-style-name="P2" draw:layer="layout" svg:x1="6.5cm" svg:y1="8.25cm" svg:x2="10cm" svg:y2="8cm">
          <text:p/>
        </draw:line>
        <draw:line draw:style-name="gr2" draw:text-style-name="P2" draw:layer="layout" svg:x1="5.595cm" svg:y1="5.089cm" svg:x2="13.302cm" svg:y2="4.839cm">
          <text:p/>
        </draw:line>
        <draw:polygon draw:style-name="gr4" draw:text-style-name="P5" draw:layer="layout" svg:width="0.181cm" svg:height="0.177cm" svg:x="13.253cm" svg:y="4.752cm" svg:viewBox="0 0 182 178" draw:points="182,83 6,178 48,87 0,0">
          <text:p/>
        </draw:polygon>
        <draw:line draw:style-name="gr2" draw:text-style-name="P2" draw:layer="layout" svg:x1="16.253cm" svg:y1="10.671cm" svg:x2="17.98cm" svg:y2="10.417cm">
          <text:p/>
        </draw:line>
        <draw:path draw:style-name="gr1" draw:text-style-name="P1" draw:layer="layout" svg:width="1.776cm" svg:height="1.015cm" svg:x="18.03cm" svg:y="9.909cm" svg:viewBox="0 0 1777 1016" svg:d="M1777 508c0 16-1 33-4 49-3 17-7 33-13 50-6 16-13 32-21 48-9 16-18 32-29 47-12 15-24 30-38 45-13 16-28 30-44 44-17 14-34 27-52 40-19 13-38 25-59 37-21 11-42 23-65 33-22 11-45 20-70 30-24 9-49 18-74 25-26 8-52 15-79 22-27 6-54 12-82 16-28 5-56 9-85 13-28 3-57 5-86 7-29 1-58 2-87 2s-58-1-87-2c-29-2-58-4-86-7-29-4-57-8-85-13-29-4-56-10-83-16-27-7-53-14-79-22-25-7-50-16-74-25-25-10-48-19-70-30-23-10-44-22-65-33-21-12-40-24-59-37-18-13-35-26-52-40-16-14-31-28-44-44-14-15-26-30-38-45-11-15-21-31-29-47s-15-32-21-48c-6-17-10-33-13-50-3-16-4-33-4-49 0-17 1-33 4-50s7-33 13-49c6-17 13-33 21-49s18-31 29-46c12-16 24-31 38-46 13-14 28-28 44-42 17-14 34-27 52-40 19-13 38-25 59-37s42-23 65-34c22-10 45-20 70-29 24-10 49-18 74-26 26-8 52-15 79-21 27-7 54-12 83-17 28-5 56-9 85-12 28-3 57-6 86-7 29-2 58-3 87-3s58 1 87 3c29 1 58 4 86 7 29 3 57 7 85 12s55 10 82 17c27 6 53 13 79 21 25 8 50 16 74 26 25 9 48 19 70 29 23 11 44 22 65 34s40 24 59 37c18 13 35 26 52 40 16 14 31 28 44 42 14 15 26 30 38 46 11 15 20 30 29 46 8 16 15 32 21 49 6 16 10 32 13 49s4 33 4 50z">
          <text:p/>
        </draw:path>
        <draw:path draw:style-name="gr2" draw:text-style-name="P2" draw:layer="layout" svg:width="1.776cm" svg:height="1.015cm" svg:x="18.03cm" svg:y="9.909cm" svg:viewBox="0 0 1777 1016" svg:d="M1777 508c0 16-1 33-4 49-3 17-7 33-13 50-6 16-13 32-21 48-9 16-18 32-29 47-12 15-24 30-38 45-13 16-28 30-44 44-17 14-34 27-52 40-19 13-38 25-59 37-21 11-42 23-65 33-22 11-45 20-70 30-24 9-49 18-74 25-26 8-52 15-79 22-27 6-54 12-82 16-28 5-56 9-85 13-28 3-57 5-86 7-29 1-58 2-87 2s-58-1-87-2c-29-2-58-4-86-7-29-4-57-8-85-13-29-4-56-10-83-16-27-7-53-14-79-22-25-7-50-16-74-25-25-10-48-19-70-30-23-10-44-22-65-33-21-12-40-24-59-37-18-13-35-26-52-40-16-14-31-28-44-44-14-15-26-30-38-45-11-15-21-31-29-47s-15-32-21-48c-6-17-10-33-13-50-3-16-4-33-4-49 0-17 1-33 4-50s7-33 13-49c6-17 13-33 21-49s18-31 29-46c12-16 24-31 38-46 13-14 28-28 44-42 17-14 34-27 52-40 19-13 38-25 59-37s42-23 65-34c22-10 45-20 70-29 24-10 49-18 74-26 26-8 52-15 79-21 27-7 54-12 83-17 28-5 56-9 85-12 28-3 57-6 86-7 29-2 58-3 87-3s58 1 87 3c29 1 58 4 86 7 29 3 57 7 85 12s55 10 82 17c27 6 53 13 79 21 25 8 50 16 74 26 25 9 48 19 70 29 23 11 44 22 65 34s40 24 59 37c18 13 35 26 52 40 16 14 31 28 44 42 14 15 26 30 38 46 11 15 20 30 29 46 8 16 15 32 21 49 6 16 10 32 13 49s4 33 4 50z">
          <text:p/>
        </draw:path>
        <draw:path draw:style-name="gr1" draw:text-style-name="P1" draw:layer="layout" svg:width="3.045cm" svg:height="1.523cm" svg:x="18.03cm" svg:y="5.595cm" svg:viewBox="0 0 3046 1524" svg:d="M228 0h2590c15 0 29 2 44 5 15 2 29 7 43 12 14 6 27 13 40 22 12 8 24 17 34 28 11 11 20 22 29 35 8 12 15 25 21 39 5 14 10 28 13 43s4 30 4 45v1066c0 15-1 30-4 45s-8 29-13 43c-6 14-13 27-21 39-9 13-18 24-29 35-10 10-22 20-34 28-13 9-26 16-40 21-14 6-28 10-43 13s-29 5-44 5h-2590c-15 0-30-2-44-5-15-3-29-7-43-13-14-5-27-12-40-21-12-8-24-18-34-28-11-11-20-22-29-35-8-12-15-25-21-39s-10-28-13-43-4-30-4-45v-1066c0-15 1-30 4-45s7-29 13-43 13-27 21-39c9-13 18-24 29-35 10-11 22-20 34-28 13-9 26-16 40-22 14-5 28-10 43-12 14-3 29-5 44-5z">
          <text:p/>
        </draw:path>
        <draw:path draw:style-name="gr2" draw:text-style-name="P2" draw:layer="layout" svg:width="3.045cm" svg:height="1.523cm" svg:x="18.03cm" svg:y="5.595cm" svg:viewBox="0 0 3046 1524" svg:d="M228 0h2590c15 0 29 2 44 5 15 2 29 7 43 12 14 6 27 13 40 22 12 8 24 17 34 28 11 11 20 22 29 35 8 12 15 25 21 39 5 14 10 28 13 43s4 30 4 45v1066c0 15-1 30-4 45s-8 29-13 43c-6 14-13 27-21 39-9 13-18 24-29 35-10 10-22 20-34 28-13 9-26 16-40 21-14 6-28 10-43 13s-29 5-44 5h-2590c-15 0-30-2-44-5-15-3-29-7-43-13-14-5-27-12-40-21-12-8-24-18-34-28-11-11-20-22-29-35-8-12-15-25-21-39s-10-28-13-43-4-30-4-45v-1066c0-15 1-30 4-45s7-29 13-43 13-27 21-39c9-13 18-24 29-35 10-11 22-20 34-28 13-9 26-16 40-22 14-5 28-10 43-12 14-3 29-5 44-5z">
          <text:p/>
        </draw:path>
        <draw:frame draw:style-name="gr3" draw:text-style-name="P4" draw:layer="layout" svg:width="0.612cm" svg:height="0.34cm" svg:x="18.601cm" svg:y="10.256cm">
          <draw:text-box>
            <text:p text:style-name="P3"><text:span text:style-name="T1">preu</text:span></text:p>
          </draw:text-box>
        </draw:frame>
        <draw:path draw:style-name="gr2" draw:text-style-name="P2" draw:layer="layout" svg:width="3.045cm" svg:height="1.523cm" svg:x="13.208cm" svg:y="10.163cm" svg:viewBox="0 0 3046 1524" svg:d="M229 0h2589c15 0 30 1 45 4 14 3 29 8 42 13 14 6 27 13 40 21 12 9 24 18 35 29 10 10 20 22 28 34 8 13 15 26 21 40s10 28 13 43 4 29 4 44v1067c0 15-1 30-4 45-3 14-7 29-13 43-6 13-13 27-21 39-8 13-18 24-28 35-11 10-23 20-35 28-13 8-26 15-40 21-13 6-28 10-42 13-15 3-30 5-45 5h-2589c-15 0-30-2-45-5s-29-7-43-13-27-13-39-21c-13-8-24-18-35-28-11-11-20-22-28-35-9-12-16-26-21-39-6-14-10-29-13-43-3-15-5-30-5-45v-1067c0-15 2-29 5-44s7-29 13-43c5-14 12-27 21-40 8-12 17-24 28-34 11-11 22-20 35-29 12-8 25-15 39-21 14-5 28-10 43-13s30-4 45-4z">
          <text:p/>
        </draw:path>
        <draw:frame draw:style-name="gr3" draw:text-style-name="P4" draw:layer="layout" svg:width="1.729cm" svg:height="0.34cm" svg:x="18.677cm" svg:y="6.196cm">
          <draw:text-box>
            <text:p text:style-name="P3"><text:span text:style-name="T1">items</text:span><text:span text:style-name="T1">Cistel</text:span><text:span text:style-name="T1">la</text:span></text:p>
          </draw:text-box>
        </draw:frame>
        <draw:line draw:style-name="gr2" draw:text-style-name="P2" draw:layer="layout" svg:x1="16.33cm" svg:y1="10.67cm" svg:x2="18.031cm" svg:y2="11.433cm">
          <text:p/>
        </draw:line>
        <draw:path draw:style-name="gr1" draw:text-style-name="P1" draw:layer="layout" svg:width="2.284cm" svg:height="1.015cm" svg:x="18.03cm" svg:y="10.797cm" svg:viewBox="0 0 2285 1016" svg:d="M2285 508c0 17-2 33-6 50-3 16-9 33-16 49-8 16-17 32-27 48-11 16-24 32-38 47-15 16-30 31-48 45-18 15-37 29-58 43s-43 27-66 40c-24 13-49 25-76 37-26 13-54 24-83 34-29 11-59 21-90 30s-63 18-96 26c-33 7-67 14-101 21-35 6-70 12-106 17-36 4-72 8-109 12-37 3-74 5-111 7-38 2-75 2-112 2-38 0-75 0-112-2s-74-4-111-7c-37-4-73-8-109-12-36-5-71-11-105-17-35-7-69-14-102-21-33-8-65-17-96-26s-61-19-90-30c-29-10-56-21-83-34-26-12-51-24-75-37s-46-26-67-40-40-28-57-43c-18-14-34-29-48-45-15-15-27-31-38-47s-20-32-27-48c-8-16-13-33-17-49-3-17-5-33-5-50s2-33 5-50c4-16 9-33 17-49 7-16 16-33 27-48 11-16 23-32 38-47 14-16 30-31 48-45 17-15 36-29 57-43s43-27 67-40 49-25 75-37c27-12 54-23 83-33 29-11 59-21 90-30s63-18 96-26 67-15 102-21c34-6 69-12 105-17s72-9 109-12 74-6 111-7c37-2 74-3 112-3 37 0 74 1 112 3 37 1 74 4 111 7s73 7 109 12 71 11 106 17c34 6 68 13 101 21s65 17 96 26 61 19 90 30c29 10 57 21 83 33 27 12 52 24 76 37 23 13 45 26 66 40s40 28 58 43c18 14 33 29 48 45 14 15 27 31 38 47 10 15 19 32 27 48 7 16 13 33 16 49 4 17 6 33 6 50z">
          <text:p/>
        </draw:path>
        <draw:path draw:style-name="gr2" draw:text-style-name="P2" draw:layer="layout" svg:width="2.284cm" svg:height="1.015cm" svg:x="18.03cm" svg:y="10.797cm" svg:viewBox="0 0 2285 1016" svg:d="M2285 508c0 17-2 33-6 50-3 16-9 33-16 49-8 16-17 32-27 48-11 16-24 32-38 47-15 16-30 31-48 45-18 15-37 29-58 43s-43 27-66 40c-24 13-49 25-76 37-26 13-54 24-83 34-29 11-59 21-90 30s-63 18-96 26c-33 7-67 14-101 21-35 6-70 12-106 17-36 4-72 8-109 12-37 3-74 5-111 7-38 2-75 2-112 2-38 0-75 0-112-2s-74-4-111-7c-37-4-73-8-109-12-36-5-71-11-105-17-35-7-69-14-102-21-33-8-65-17-96-26s-61-19-90-30c-29-10-56-21-83-34-26-12-51-24-75-37s-46-26-67-40-40-28-57-43c-18-14-34-29-48-45-15-15-27-31-38-47s-20-32-27-48c-8-16-13-33-17-49-3-17-5-33-5-50s2-33 5-50c4-16 9-33 17-49 7-16 16-33 27-48 11-16 23-32 38-47 14-16 30-31 48-45 17-15 36-29 57-43s43-27 67-40 49-25 75-37c27-12 54-23 83-33 29-11 59-21 90-30s63-18 96-26 67-15 102-21c34-6 69-12 105-17s72-9 109-12 74-6 111-7c37-2 74-3 112-3 37 0 74 1 112 3 37 1 74 4 111 7s73 7 109 12 71 11 106 17c34 6 68 13 101 21s65 17 96 26 61 19 90 30c29 10 57 21 83 33 27 12 52 24 76 37 23 13 45 26 66 40s40 28 58 43c18 14 33 29 48 45 14 15 27 31 38 47 10 15 19 32 27 48 7 16 13 33 16 49 4 17 6 33 6 50z">
          <text:p/>
        </draw:path>
        <draw:frame draw:style-name="gr3" draw:text-style-name="P4" draw:layer="layout" svg:width="1.865cm" svg:height="0.34cm" svg:x="13.728cm" svg:y="10.763cm">
          <draw:text-box>
            <text:p text:style-name="P3"><text:span text:style-name="T1">llistaPodcasts</text:span></text:p>
          </draw:text-box>
        </draw:frame>
        <draw:path draw:style-name="gr1" draw:text-style-name="P1" draw:layer="layout" svg:width="1.776cm" svg:height="1.016cm" svg:x="17.776cm" svg:y="11.812cm" svg:viewBox="0 0 1777 1017" svg:d="M1777 508c0 17-1 33-4 50-3 16-7 33-13 49-5 16-12 32-21 48-8 16-18 32-29 47-11 16-24 31-37 45-14 15-29 29-45 43s-34 27-52 40c-19 13-38 25-59 37-20 13-42 24-64 34-23 11-46 21-70 30-25 9-49 18-75 26-26 7-52 15-79 21s-54 12-82 17-56 9-84 12c-29 3-58 5-87 7s-58 3-87 3c-30 0-59-1-88-3s-58-4-86-7c-29-3-57-7-85-12-27-5-55-11-82-17s-53-14-78-21c-26-8-51-17-75-26s-48-19-70-30c-23-10-44-21-65-34-20-12-40-24-58-37-19-13-36-26-52-40s-31-28-45-43c-14-14-26-29-37-45-11-15-21-31-30-47-8-16-15-32-21-48s-10-33-13-49c-3-17-4-33-4-50s1-33 4-50c3-16 7-33 13-49s13-32 21-48c9-16 19-32 30-47 11-16 23-31 37-45 14-15 29-29 45-43s33-27 52-40c18-13 38-25 58-37 21-12 42-23 65-33 22-11 46-21 70-30s49-18 75-26c25-7 51-15 78-21s55-12 82-17c28-5 56-9 85-12 28-3 57-5 86-7s58-3 88-3c29 0 58 1 87 3s58 4 87 7c28 3 56 7 84 12s55 11 82 17 53 14 79 21c26 8 50 17 75 26 24 9 47 19 70 30 22 10 44 21 64 33 21 12 40 24 59 37 18 13 36 26 52 40s31 28 45 43c13 14 26 29 37 45 11 15 21 31 29 47 9 16 16 32 21 48 6 16 10 33 13 49 3 17 4 33 4 50z">
          <text:p/>
        </draw:path>
        <draw:path draw:style-name="gr2" draw:text-style-name="P2" draw:layer="layout" svg:width="1.776cm" svg:height="1.016cm" svg:x="17.776cm" svg:y="11.812cm" svg:viewBox="0 0 1777 1017" svg:d="M1777 508c0 17-1 33-4 50-3 16-7 33-13 49-5 16-12 32-21 48-8 16-18 32-29 47-11 16-24 31-37 45-14 15-29 29-45 43s-34 27-52 40c-19 13-38 25-59 37-20 13-42 24-64 34-23 11-46 21-70 30-25 9-49 18-75 26-26 7-52 15-79 21s-54 12-82 17-56 9-84 12c-29 3-58 5-87 7s-58 3-87 3c-30 0-59-1-88-3s-58-4-86-7c-29-3-57-7-85-12-27-5-55-11-82-17s-53-14-78-21c-26-8-51-17-75-26s-48-19-70-30c-23-10-44-21-65-34-20-12-40-24-58-37-19-13-36-26-52-40s-31-28-45-43c-14-14-26-29-37-45-11-15-21-31-30-47-8-16-15-32-21-48s-10-33-13-49c-3-17-4-33-4-50s1-33 4-50c3-16 7-33 13-49s13-32 21-48c9-16 19-32 30-47 11-16 23-31 37-45 14-15 29-29 45-43s33-27 52-40c18-13 38-25 58-37 21-12 42-23 65-33 22-11 46-21 70-30s49-18 75-26c25-7 51-15 78-21s55-12 82-17c28-5 56-9 85-12 28-3 57-5 86-7s58-3 88-3c29 0 58 1 87 3s58 4 87 7c28 3 56 7 84 12s55 11 82 17 53 14 79 21c26 8 50 17 75 26 24 9 47 19 70 30 22 10 44 21 64 33 21 12 40 24 59 37 18 13 36 26 52 40s31 28 45 43c13 14 26 29 37 45 11 15 21 31 29 47 9 16 16 32 21 48 6 16 10 33 13 49 3 17 4 33 4 50z">
          <text:p/>
        </draw:path>
        <draw:frame draw:style-name="gr3" draw:text-style-name="P4" draw:layer="layout" svg:width="1.814cm" svg:height="0.34cm" svg:x="18.254cm" svg:y="11.144cm">
          <draw:text-box>
            <text:p text:style-name="P3"><text:span text:style-name="T1">nomProducte</text:span></text:p>
          </draw:text-box>
        </draw:frame>
        <draw:path draw:style-name="gr1" draw:text-style-name="P1" draw:layer="layout" svg:width="1.776cm" svg:height="1.015cm" svg:x="17.015cm" svg:y="8.894cm" svg:viewBox="0 0 1777 1016" svg:d="M1777 508c0 16-1 33-4 49-3 17-7 33-13 50-6 16-13 32-21 48-9 16-18 32-29 47-12 15-24 30-38 45-13 16-28 30-46 44-16 13-33 27-51 40-19 12-38 25-59 37-21 11-42 22-65 33-22 11-45 20-70 30-24 9-49 17-74 25-26 8-52 15-79 22-27 6-54 12-82 16-28 5-56 9-85 12-28 4-57 6-86 8-29 1-58 2-87 2s-58-1-87-2c-29-2-58-4-86-8-29-3-57-7-85-12-28-4-55-10-82-16-27-7-53-14-79-22-25-8-50-16-75-25-24-10-47-19-70-30-22-11-44-22-64-33-21-12-40-25-59-37-18-13-35-27-52-40-16-14-31-28-44-44-14-15-27-30-38-45s-21-31-29-47-16-32-21-48c-6-17-10-33-13-50-3-16-4-33-4-49 0-17 1-34 4-50 3-17 7-33 13-49 5-17 13-33 21-49s18-31 29-47c11-15 24-30 38-45 13-14 28-29 44-42 17-14 34-27 52-40 19-13 38-25 59-37 20-12 42-23 64-34 23-10 46-20 70-29 25-10 50-18 75-26 26-8 52-15 79-21 27-7 54-12 82-17s56-9 85-12c28-3 57-6 86-7 29-2 58-3 87-3s58 1 87 3c29 1 58 4 86 7 29 3 57 7 85 12s55 10 82 17c27 6 53 13 79 21 25 8 50 16 74 26 25 9 48 19 70 29 23 11 44 22 65 34s40 24 59 37c18 13 35 26 51 40 18 13 33 28 46 42 14 15 26 30 38 45 11 16 20 31 29 47 8 16 15 32 21 49 6 16 10 32 13 49 3 16 4 33 4 50z">
          <text:p/>
        </draw:path>
        <draw:path draw:style-name="gr2" draw:text-style-name="P2" draw:layer="layout" svg:width="1.776cm" svg:height="1.015cm" svg:x="17.015cm" svg:y="8.894cm" svg:viewBox="0 0 1777 1016" svg:d="M1777 508c0 16-1 33-4 49-3 17-7 33-13 50-6 16-13 32-21 48-9 16-18 32-29 47-12 15-24 30-38 45-13 16-28 30-46 44-16 13-33 27-51 40-19 12-38 25-59 37-21 11-42 22-65 33-22 11-45 20-70 30-24 9-49 17-74 25-26 8-52 15-79 22-27 6-54 12-82 16-28 5-56 9-85 12-28 4-57 6-86 8-29 1-58 2-87 2s-58-1-87-2c-29-2-58-4-86-8-29-3-57-7-85-12-28-4-55-10-82-16-27-7-53-14-79-22-25-8-50-16-75-25-24-10-47-19-70-30-22-11-44-22-64-33-21-12-40-25-59-37-18-13-35-27-52-40-16-14-31-28-44-44-14-15-27-30-38-45s-21-31-29-47-16-32-21-48c-6-17-10-33-13-50-3-16-4-33-4-49 0-17 1-34 4-50 3-17 7-33 13-49 5-17 13-33 21-49s18-31 29-47c11-15 24-30 38-45 13-14 28-29 44-42 17-14 34-27 52-40 19-13 38-25 59-37 20-12 42-23 64-34 23-10 46-20 70-29 25-10 50-18 75-26 26-8 52-15 79-21 27-7 54-12 82-17s56-9 85-12c28-3 57-6 86-7 29-2 58-3 87-3s58 1 87 3c29 1 58 4 86 7 29 3 57 7 85 12s55 10 82 17c27 6 53 13 79 21 25 8 50 16 74 26 25 9 48 19 70 29 23 11 44 22 65 34s40 24 59 37c18 13 35 26 51 40 18 13 33 28 46 42 14 15 26 30 38 45 11 16 20 31 29 47 8 16 15 32 21 49 6 16 10 32 13 49 3 16 4 33 4 50z">
          <text:p/>
        </draw:path>
        <draw:frame draw:style-name="gr3" draw:text-style-name="P4" draw:layer="layout" svg:width="0.916cm" svg:height="0.34cm" svg:x="18.313cm" svg:y="12.159cm">
          <draw:text-box>
            <text:p text:style-name="P3"><text:span text:style-name="T1">imatge</text:span></text:p>
          </draw:text-box>
        </draw:frame>
        <draw:line draw:style-name="gr2" draw:text-style-name="P2" draw:layer="layout" svg:x1="16.33cm" svg:y1="10.746cm" svg:x2="18.045cm" svg:y2="12.084cm">
          <text:p/>
        </draw:line>
        <draw:line draw:style-name="gr2" draw:text-style-name="P2" draw:layer="layout" svg:x1="16.253cm" svg:y1="10.671cm" svg:x2="17.276cm" svg:y2="9.76cm">
          <text:p/>
        </draw:line>
        <draw:line draw:style-name="gr2" draw:text-style-name="P2" draw:layer="layout" svg:x1="21.075cm" svg:y1="6.357cm" svg:x2="22.091cm" svg:y2="5.088cm">
          <text:p/>
        </draw:line>
        <draw:path draw:style-name="gr1" draw:text-style-name="P1" draw:layer="layout" svg:width="1.777cm" svg:height="1.015cm" svg:x="22.09cm" svg:y="4.58cm" svg:viewBox="0 0 1778 1016" svg:d="M1778 508c0 16-2 33-5 49-3 17-7 33-13 50-5 16-12 32-21 48-8 16-18 31-29 47-11 15-24 30-37 45-14 14-29 29-45 43-16 13-34 27-52 40-19 12-38 25-59 36-20 12-42 23-64 34-23 10-46 20-70 30-24 9-49 17-75 25s-52 15-79 21c-27 7-54 12-82 17s-56 9-84 13c-29 4-58 6-87 8-29 1-58 2-87 2s-58-1-87-2c-29-2-57-4-86-8s-57-8-85-13c-27-5-55-10-82-17-26-6-53-13-78-21-26-8-51-16-75-25-24-10-48-20-70-30-23-11-44-22-65-34-20-11-40-24-58-36-19-13-36-27-52-40-16-14-31-29-46-43-14-15-26-30-37-45-11-16-21-31-30-47-8-16-15-32-21-48-5-17-10-33-13-50-2-16-4-33-4-49 0-17 2-34 4-50 3-17 8-33 13-49 6-17 13-33 21-49 9-16 19-31 30-47 11-15 23-30 37-45 15-14 30-29 46-42 16-14 33-28 52-40 18-13 38-26 58-37 21-12 42-23 65-34 22-10 46-20 70-29 24-10 49-18 75-26 25-8 52-15 78-21 27-7 55-12 82-17 28-5 56-9 85-12s57-6 86-8c29-1 58-2 87-2s58 1 87 2c29 2 58 5 87 8 28 3 56 7 84 12s55 10 82 17c27 6 53 13 79 21s51 16 75 26c24 9 47 19 70 29 22 11 44 22 64 34 21 11 40 24 59 37 18 12 36 26 52 40 16 13 31 28 45 42 13 15 26 30 37 45 11 16 21 31 29 47 9 16 16 32 21 49 6 16 10 32 13 49 3 16 5 33 5 50z">
          <text:p/>
        </draw:path>
        <draw:path draw:style-name="gr2" draw:text-style-name="P2" draw:layer="layout" svg:width="1.777cm" svg:height="1.015cm" svg:x="22.09cm" svg:y="4.58cm" svg:viewBox="0 0 1778 1016" svg:d="M1778 508c0 16-2 33-5 49-3 17-7 33-13 50-5 16-12 32-21 48-8 16-18 31-29 47-11 15-24 30-37 45-14 14-29 29-45 43-16 13-34 27-52 40-19 12-38 25-59 36-20 12-42 23-64 34-23 10-46 20-70 30-24 9-49 17-75 25s-52 15-79 21c-27 7-54 12-82 17s-56 9-84 13c-29 4-58 6-87 8-29 1-58 2-87 2s-58-1-87-2c-29-2-57-4-86-8s-57-8-85-13c-27-5-55-10-82-17-26-6-53-13-78-21-26-8-51-16-75-25-24-10-48-20-70-30-23-11-44-22-65-34-20-11-40-24-58-36-19-13-36-27-52-40-16-14-31-29-46-43-14-15-26-30-37-45-11-16-21-31-30-47-8-16-15-32-21-48-5-17-10-33-13-50-2-16-4-33-4-49 0-17 2-34 4-50 3-17 8-33 13-49 6-17 13-33 21-49 9-16 19-31 30-47 11-15 23-30 37-45 15-14 30-29 46-42 16-14 33-28 52-40 18-13 38-26 58-37 21-12 42-23 65-34 22-10 46-20 70-29 24-10 49-18 75-26 25-8 52-15 78-21 27-7 55-12 82-17 28-5 56-9 85-12s57-6 86-8c29-1 58-2 87-2s58 1 87 2c29 2 58 5 87 8 28 3 56 7 84 12s55 10 82 17c27 6 53 13 79 21s51 16 75 26c24 9 47 19 70 29 22 11 44 22 64 34 21 11 40 24 59 37 18 12 36 26 52 40 16 13 31 28 45 42 13 15 26 30 37 45 11 16 21 31 29 47 9 16 16 32 21 49 6 16 10 32 13 49 3 16 5 33 5 50z">
          <text:p/>
        </draw:path>
        <draw:frame draw:style-name="gr3" draw:text-style-name="P4" draw:layer="layout" svg:width="0.304cm" svg:height="0.34cm" svg:x="17.611cm" svg:y="9.241cm">
          <draw:text-box>
            <text:p text:style-name="P3"><text:span text:style-name="T1">id</text:span></text:p>
          </draw:text-box>
        </draw:frame>
        <draw:path draw:style-name="gr1" draw:text-style-name="P1" draw:layer="layout" svg:width="2.284cm" svg:height="1.015cm" svg:x="22.344cm" svg:y="5.595cm" svg:viewBox="0 0 2285 1016" svg:d="M2285 508c0 16-2 33-6 49-3 17-9 33-16 50-7 16-17 32-27 48-11 16-24 32-38 47s-30 30-48 45-37 29-58 43c-20 13-43 27-66 40-24 12-49 25-76 37-26 11-54 22-83 33s-59 20-90 30c-31 9-63 17-96 25s-68 15-102 22c-35 6-70 12-106 16-35 5-72 9-108 13-37 4-74 6-111 8-37 1-75 2-112 2-38 0-75-1-112-2-37-2-74-4-111-8s-73-8-109-13c-35-4-71-10-105-16-35-7-68-14-101-22s-65-16-97-25c-31-10-61-19-90-30s-56-22-83-33c-26-12-51-25-75-37-24-13-46-27-67-40-20-14-40-28-57-43-18-15-34-30-48-45-15-15-27-31-38-47s-20-32-27-48c-7-17-13-33-17-50-3-16-5-33-5-49 0-17 2-34 5-50 4-17 10-33 17-49 7-17 16-33 27-49s23-31 38-47c14-15 30-30 48-45 17-14 37-29 57-42 21-14 43-27 67-40s49-25 75-37c27-12 54-23 83-34 29-10 59-20 90-29 32-10 64-18 97-26s66-15 101-21c34-7 70-12 105-17 36-5 72-9 109-12s74-6 111-7c37-2 74-3 112-3 37 0 75 1 112 3 37 1 74 4 111 7 36 3 73 7 108 12 36 5 71 10 106 17 34 6 69 13 102 21s65 16 96 26c31 9 61 19 90 29 29 11 57 22 83 34 27 12 52 24 76 37 23 13 46 26 66 40 21 13 40 28 58 42 18 15 34 30 48 45 14 16 27 31 38 47 10 16 20 32 27 49 7 16 13 32 16 49 4 16 6 33 6 50z">
          <text:p/>
        </draw:path>
        <draw:path draw:style-name="gr2" draw:text-style-name="P2" draw:layer="layout" svg:width="2.284cm" svg:height="1.015cm" svg:x="22.344cm" svg:y="5.595cm" svg:viewBox="0 0 2285 1016" svg:d="M2285 508c0 16-2 33-6 49-3 17-9 33-16 50-7 16-17 32-27 48-11 16-24 32-38 47s-30 30-48 45-37 29-58 43c-20 13-43 27-66 40-24 12-49 25-76 37-26 11-54 22-83 33s-59 20-90 30c-31 9-63 17-96 25s-68 15-102 22c-35 6-70 12-106 16-35 5-72 9-108 13-37 4-74 6-111 8-37 1-75 2-112 2-38 0-75-1-112-2-37-2-74-4-111-8s-73-8-109-13c-35-4-71-10-105-16-35-7-68-14-101-22s-65-16-97-25c-31-10-61-19-90-30s-56-22-83-33c-26-12-51-25-75-37-24-13-46-27-67-40-20-14-40-28-57-43-18-15-34-30-48-45-15-15-27-31-38-47s-20-32-27-48c-7-17-13-33-17-50-3-16-5-33-5-49 0-17 2-34 5-50 4-17 10-33 17-49 7-17 16-33 27-49s23-31 38-47c14-15 30-30 48-45 17-14 37-29 57-42 21-14 43-27 67-40s49-25 75-37c27-12 54-23 83-34 29-10 59-20 90-29 32-10 64-18 97-26s66-15 101-21c34-7 70-12 105-17 36-5 72-9 109-12s74-6 111-7c37-2 74-3 112-3 37 0 75 1 112 3 37 1 74 4 111 7 36 3 73 7 108 12 36 5 71 10 106 17 34 6 69 13 102 21s65 16 96 26c31 9 61 19 90 29 29 11 57 22 83 34 27 12 52 24 76 37 23 13 46 26 66 40 21 13 40 28 58 42 18 15 34 30 48 45 14 16 27 31 38 47 10 16 20 32 27 49 7 16 13 32 16 49 4 16 6 33 6 50z">
          <text:p/>
        </draw:path>
        <draw:frame draw:style-name="gr3" draw:text-style-name="P4" draw:layer="layout" svg:width="1.17cm" svg:height="0.34cm" svg:x="22.382cm" svg:y="4.927cm">
          <draw:text-box>
            <text:p text:style-name="P3"><text:span text:style-name="T1">quantitat</text:span></text:p>
          </draw:text-box>
        </draw:frame>
        <draw:line draw:style-name="gr2" draw:text-style-name="P2" draw:layer="layout" svg:x1="21.075cm" svg:y1="6.356cm" svg:x2="22.345cm" svg:y2="7.119cm">
          <text:p/>
        </draw:line>
        <draw:path draw:style-name="gr1" draw:text-style-name="P1" draw:layer="layout" svg:width="1.776cm" svg:height="1.015cm" svg:x="22.344cm" svg:y="6.61cm" svg:viewBox="0 0 1777 1016" svg:d="M1777 508c0 16-1 33-4 49-3 17-7 33-13 50-5 16-13 32-21 48s-18 32-29 47-24 30-38 45c-13 15-28 29-45 43s-34 27-52 40c-19 13-38 25-59 37-20 11-42 23-64 33-23 11-46 20-70 30-25 9-50 18-75 25-26 8-52 15-79 22-27 6-54 12-82 16-28 5-56 9-85 14-28 3-57 5-86 7-29 1-58 2-87 2s-58-1-87-2c-29-2-58-4-86-7-29-5-57-9-85-14-28-4-55-10-82-16-27-7-53-14-79-22-25-7-50-16-74-25-25-10-48-19-70-30-23-10-44-22-65-33-21-12-40-24-59-37-18-13-35-26-51-40-17-14-32-28-45-43-14-15-26-30-38-45-11-15-20-31-29-47-8-16-15-32-21-48-6-17-10-33-13-50-3-16-4-33-4-49 0-17 1-33 4-50s7-33 13-49c6-17 13-33 21-49 9-16 18-31 29-46 12-16 24-31 38-46 13-14 28-28 45-42 16-14 33-27 51-40 19-13 38-25 59-37s42-23 65-34c22-10 45-20 70-29 24-10 49-18 74-26 26-8 52-15 79-21 27-7 54-12 82-17s56-9 85-12c28-3 57-6 86-7 29-2 58-3 87-3s58 1 87 3c29 1 58 4 86 7 29 3 57 7 85 12s55 10 82 17c27 6 53 13 79 21 25 8 50 16 75 26 24 9 47 19 70 29 22 11 44 22 64 34 21 12 40 24 59 37 18 13 35 26 52 40s32 28 45 42c14 15 27 30 38 46 11 15 21 30 29 46s16 32 21 49c6 16 10 32 13 49s4 33 4 50z">
          <text:p/>
        </draw:path>
        <draw:path draw:style-name="gr2" draw:text-style-name="P2" draw:layer="layout" svg:width="1.776cm" svg:height="1.015cm" svg:x="22.344cm" svg:y="6.61cm" svg:viewBox="0 0 1777 1016" svg:d="M1777 508c0 16-1 33-4 49-3 17-7 33-13 50-5 16-13 32-21 48s-18 32-29 47-24 30-38 45c-13 15-28 29-45 43s-34 27-52 40c-19 13-38 25-59 37-20 11-42 23-64 33-23 11-46 20-70 30-25 9-50 18-75 25-26 8-52 15-79 22-27 6-54 12-82 16-28 5-56 9-85 14-28 3-57 5-86 7-29 1-58 2-87 2s-58-1-87-2c-29-2-58-4-86-7-29-5-57-9-85-14-28-4-55-10-82-16-27-7-53-14-79-22-25-7-50-16-74-25-25-10-48-19-70-30-23-10-44-22-65-33-21-12-40-24-59-37-18-13-35-26-51-40-17-14-32-28-45-43-14-15-26-30-38-45-11-15-20-31-29-47-8-16-15-32-21-48-6-17-10-33-13-50-3-16-4-33-4-49 0-17 1-33 4-50s7-33 13-49c6-17 13-33 21-49 9-16 18-31 29-46 12-16 24-31 38-46 13-14 28-28 45-42 16-14 33-27 51-40 19-13 38-25 59-37s42-23 65-34c22-10 45-20 70-29 24-10 49-18 74-26 26-8 52-15 79-21 27-7 54-12 82-17s56-9 85-12c28-3 57-6 86-7 29-2 58-3 87-3s58 1 87 3c29 1 58 4 86 7 29 3 57 7 85 12s55 10 82 17c27 6 53 13 79 21 25 8 50 16 75 26 24 9 47 19 70 29 22 11 44 22 64 34 21 12 40 24 59 37 18 13 35 26 52 40s32 28 45 42c14 15 27 30 38 46 11 15 21 30 29 46s16 32 21 49c6 16 10 32 13 49s4 33 4 50z">
          <text:p/>
        </draw:path>
        <draw:frame draw:style-name="gr3" draw:text-style-name="P4" draw:layer="layout" svg:width="1.289cm" svg:height="0.34cm" svg:x="22.847cm" svg:y="5.942cm">
          <draw:text-box>
            <text:p text:style-name="P3"><text:span text:style-name="T1">preuTotal</text:span></text:p>
          </draw:text-box>
        </draw:frame>
        <draw:line draw:style-name="gr2" draw:text-style-name="P2" draw:layer="layout" svg:x1="21.151cm" svg:y1="6.408cm" svg:x2="22.351cm" svg:y2="6.155cm">
          <text:p/>
        </draw:line>
        <draw:path draw:style-name="gr6" draw:text-style-name="P2" draw:layer="layout" svg:width="2.03cm" svg:height="1.523cm" svg:x="20cm" svg:y="1.726cm" svg:viewBox="0 0 2031 1524" svg:d="M228 0h1575c15 0 30 2 44 5 15 2 29 7 43 12 14 6 27 13 40 22 12 8 24 17 34 28 11 11 20 22 29 35 8 12 15 25 21 39 5 14 10 28 13 43s4 30 4 45v1065c0 15-1 30-4 45s-8 29-13 43c-6 14-13 27-21 39-9 13-18 24-29 35-10 10-22 20-34 28-13 9-26 16-40 21-14 7-28 11-43 14-14 3-29 5-44 5h-1575c-15 0-30-2-44-5-15-3-29-7-43-14-14-5-27-12-40-21-12-8-24-18-34-28-11-11-20-22-29-35-8-12-15-25-21-39-5-14-10-28-13-43s-4-30-4-45v-1065c0-15 1-30 4-45s8-29 13-43c6-14 13-27 21-39 9-13 18-24 29-35 10-11 22-20 34-28 13-9 26-16 40-22 14-5 28-10 43-12 14-3 29-5 44-5z">
          <text:p/>
        </draw:path>
        <draw:frame draw:style-name="gr3" draw:text-style-name="P4" draw:layer="layout" svg:width="1.34cm" svg:height="0.34cm" svg:x="22.551cm" svg:y="6.957cm">
          <draw:text-box>
            <text:p text:style-name="P3"><text:span text:style-name="T1">id_cistella</text:span></text:p>
          </draw:text-box>
        </draw:frame>
        <draw:path draw:style-name="gr1" draw:text-style-name="P1" draw:layer="layout" svg:width="2.538cm" svg:height="1.269cm" svg:x="19.933cm" svg:y="0.012cm" svg:viewBox="0 0 2539 1270" svg:d="M2539 636c0 20-2 41-6 62-4 20-11 41-19 61-8 21-18 41-30 61s-26 39-42 58c-16 20-33 38-53 57-20 18-41 36-64 53s-48 34-74 50c-27 16-54 32-84 46-29 15-60 29-92 42s-66 26-100 37c-35 12-70 22-107 32s-74 19-113 27c-38 8-77 15-117 21-41 6-81 11-122 15-40 4-81 7-123 9-41 2-83 3-124 3-42 0-83-1-124-3-42-2-83-5-124-9-40-4-81-9-120-15-40-6-79-13-118-21-38-8-76-17-112-27-37-10-72-20-107-32-35-11-68-24-100-37s-63-27-92-42c-30-14-58-30-84-46s-51-33-74-50-45-35-64-53c-20-19-37-37-53-57-16-19-30-38-42-58s-22-40-31-61c-8-20-14-41-18-61-4-21-6-42-6-62 0-22 2-43 6-64 4-20 10-41 18-61 9-21 19-41 31-61 12-19 26-39 42-58s33-38 53-56c19-19 41-37 64-54s48-34 74-50 54-31 84-46c29-15 60-29 92-42s65-25 100-37c35-11 70-22 107-32 36-10 74-19 112-27 39-7 78-14 118-20 39-7 80-12 120-16 41-4 82-7 124-9 41-2 82-3 124-3 41 0 83 1 124 3 42 2 83 5 123 9 41 4 81 9 122 16 40 6 79 13 117 20 39 8 76 17 113 27s72 21 107 32c34 12 68 24 100 37s63 27 92 42c30 15 57 30 84 46 26 16 51 33 74 50s44 35 64 54c20 18 37 37 53 56s30 39 42 58c12 20 22 40 30 61 8 20 15 41 19 61 4 21 6 42 6 64z">
          <text:p/>
        </draw:path>
        <draw:path draw:style-name="gr2" draw:text-style-name="P2" draw:layer="layout" svg:width="2.538cm" svg:height="1.269cm" svg:x="21.461cm" svg:y="-0.02cm" svg:viewBox="0 0 2539 1270" svg:d="M2539 636c0 20-2 41-6 62-4 20-11 41-19 61-8 21-18 41-30 61s-26 39-42 58c-16 20-33 38-53 57-20 18-41 36-64 53s-48 34-74 50c-27 16-54 32-84 46-29 15-60 29-92 42s-66 26-100 37c-35 12-70 22-107 32s-74 19-113 27c-38 8-77 15-117 21-41 6-81 11-122 15-40 4-81 7-123 9-41 2-83 3-124 3-42 0-83-1-124-3-42-2-83-5-124-9-40-4-81-9-120-15-40-6-79-13-118-21-38-8-76-17-112-27-37-10-72-20-107-32-35-11-68-24-100-37s-63-27-92-42c-30-14-58-30-84-46s-51-33-74-50-45-35-64-53c-20-19-37-37-53-57-16-19-30-38-42-58s-22-40-31-61c-8-20-14-41-18-61-4-21-6-42-6-62 0-22 2-43 6-64 4-20 10-41 18-61 9-21 19-41 31-61 12-19 26-39 42-58s33-38 53-56c19-19 41-37 64-54s48-34 74-50 54-31 84-46c29-15 60-29 92-42s65-25 100-37c35-11 70-22 107-32 36-10 74-19 112-27 39-7 78-14 118-20 39-7 80-12 120-16 41-4 82-7 124-9 41-2 82-3 124-3 41 0 83 1 124 3 42 2 83 5 123 9 41 4 81 9 122 16 40 6 79 13 117 20 39 8 76 17 113 27s72 21 107 32c34 12 68 24 100 37s63 27 92 42c30 15 57 30 84 46 26 16 51 33 74 50s44 35 64 54c20 18 37 37 53 56s30 39 42 58c12 20 22 40 30 61 8 20 15 41 19 61 4 21 6 42 6 64z">
          <text:p/>
        </draw:path>
        <draw:frame draw:style-name="gr3" draw:text-style-name="P4" draw:layer="layout" svg:width="1.357cm" svg:height="0.34cm" svg:x="20.393cm" svg:y="2.25cm">
          <draw:text-box>
            <text:p text:style-name="P3"><text:span text:style-name="T1">pagament</text:span></text:p>
          </draw:text-box>
        </draw:frame>
        <draw:path draw:style-name="gr2" draw:text-style-name="P2" draw:layer="layout" svg:width="2.538cm" svg:height="1.269cm" svg:x="18.75cm" svg:y="-0.02cm" svg:viewBox="0 0 2539 1270" svg:d="M2539 636c0 20-2 41-6 62-4 20-10 41-18 61-8 21-18 41-31 61-12 20-26 39-42 58-15 20-33 38-53 57-19 18-41 36-64 53s-48 34-74 50-54 32-84 46c-29 15-60 29-92 42s-65 26-100 37c-34 12-70 22-107 32-36 10-74 19-112 27-39 8-78 15-117 21-41 6-81 11-122 15s-82 7-123 9c-42 2-83 3-125 3-41 0-83-1-124-3s-83-5-123-9c-41-4-81-9-121-15s-79-13-117-21c-39-8-76-17-113-27s-72-20-107-32c-34-11-68-24-100-37s-63-27-92-42c-29-14-57-30-84-46-26-16-51-33-74-50s-44-35-64-53c-19-19-37-37-53-57-16-19-30-38-42-58s-22-40-30-61c-8-20-14-41-19-61-4-21-6-42-6-62 0-22 2-43 6-64 5-20 11-41 19-61 8-21 18-41 30-61 12-19 26-39 42-58s34-38 53-56c20-19 41-37 64-54s48-34 74-50c27-16 55-31 84-46s60-29 92-42 66-25 100-37c35-11 70-22 107-32s74-19 113-27c38-7 77-14 117-20 40-7 80-12 121-16 40-4 82-7 123-9s83-3 124-3c42 0 83 1 125 3 41 2 82 5 123 9s81 9 122 16c39 6 78 13 117 20 38 8 76 17 112 27 37 10 73 21 107 32 35 12 68 24 100 37s63 27 92 42c30 15 58 30 84 46s51 33 74 50 45 35 64 54c20 18 38 37 53 56 16 19 30 39 42 58 13 20 23 40 31 61 8 20 14 41 18 61 4 21 6 42 6 64z">
          <text:p/>
        </draw:path>
        <draw:frame draw:style-name="gr3" draw:text-style-name="P4" draw:layer="layout" svg:width="2.034cm" svg:height="0.34cm" svg:x="21.75cm" svg:y="0.41cm">
          <draw:text-box>
            <text:p text:style-name="P3"><text:span text:style-name="T1">tipusPagamen</text:span><text:span text:style-name="T1">t</text:span></text:p>
          </draw:text-box>
        </draw:frame>
        <draw:path draw:style-name="gr1" draw:text-style-name="P1" draw:layer="layout" svg:width="2.157cm" svg:height="1.015cm" svg:x="16.592cm" svg:y="0cm" svg:viewBox="0 0 2158 1016" svg:d="M2158 507c0 17-1 33-5 50-3 17-8 33-15 49-7 17-16 33-26 49s-22 31-36 46c-13 16-28 31-45 46-17 14-35 28-54 42-20 14-41 27-63 40-23 13-47 25-72 37-24 12-51 23-78 34-27 10-56 20-85 29-29 10-60 18-91 26s-63 15-95 21c-33 7-66 12-100 17s-68 9-103 13c-34 3-69 6-104 7-36 2-71 3-106 3s-71-1-106-3c-36-1-71-4-106-7-34-4-68-8-102-13s-67-10-100-17c-33-6-64-13-96-21-31-8-61-16-90-26-30-9-58-19-85-29-28-11-54-22-79-34s-48-24-71-37c-22-13-43-26-63-40s-38-28-54-42c-17-15-32-30-46-46-13-15-25-30-35-46s-19-32-26-49c-7-16-12-32-15-49-4-17-6-33-6-50 0-16 2-33 6-49 3-17 8-33 15-50 7-16 16-32 26-48s22-32 35-47c14-15 29-30 46-45 16-15 34-29 54-43s41-27 63-40c23-13 46-25 71-37 25-11 51-23 79-33 27-11 55-21 85-30 29-9 59-18 90-25 32-8 63-15 96-22 33-6 66-12 100-16 34-5 68-9 102-13 35-3 70-5 106-7 35-1 71-2 106-2s70 1 106 2c35 2 70 4 104 7 35 4 69 8 103 13 34 4 67 10 100 16 32 7 64 14 95 22 31 7 62 16 91 25s58 19 85 30c27 10 54 22 78 33 25 12 49 24 72 37 22 13 43 26 63 40 19 14 37 28 54 43s32 30 45 45c14 15 26 31 36 47s19 32 26 48c7 17 12 33 15 50 4 16 5 33 5 49z">
          <text:p/>
        </draw:path>
        <draw:path draw:style-name="gr2" draw:text-style-name="P2" draw:layer="layout" svg:width="2.157cm" svg:height="1.015cm" svg:x="16.75cm" svg:y="0cm" svg:viewBox="0 0 2158 1016" svg:d="M2158 507c0 17-1 33-5 50-3 17-8 33-15 49-7 17-16 33-26 49s-22 31-36 46c-13 16-28 31-45 46-17 14-35 28-54 42-20 14-41 27-63 40-23 13-47 25-72 37-24 12-51 23-78 34-27 10-56 20-85 29-29 10-60 18-91 26s-63 15-95 21c-33 7-66 12-100 17s-68 9-103 13c-34 3-69 6-104 7-36 2-71 3-106 3s-71-1-106-3c-36-1-71-4-106-7-34-4-68-8-102-13s-67-10-100-17c-33-6-64-13-96-21-31-8-61-16-90-26-30-9-58-19-85-29-28-11-54-22-79-34s-48-24-71-37c-22-13-43-26-63-40s-38-28-54-42c-17-15-32-30-46-46-13-15-25-30-35-46s-19-32-26-49c-7-16-12-32-15-49-4-17-6-33-6-50 0-16 2-33 6-49 3-17 8-33 15-50 7-16 16-32 26-48s22-32 35-47c14-15 29-30 46-45 16-15 34-29 54-43s41-27 63-40c23-13 46-25 71-37 25-11 51-23 79-33 27-11 55-21 85-30 29-9 59-18 90-25 32-8 63-15 96-22 33-6 66-12 100-16 34-5 68-9 102-13 35-3 70-5 106-7 35-1 71-2 106-2s70 1 106 2c35 2 70 4 104 7 35 4 69 8 103 13 34 4 67 10 100 16 32 7 64 14 95 22 31 7 62 16 91 25s58 19 85 30c27 10 54 22 78 33 25 12 49 24 72 37 22 13 43 26 63 40 19 14 37 28 54 43s32 30 45 45c14 15 26 31 36 47s19 32 26 48c7 17 12 33 15 50 4 16 5 33 5 49z">
          <text:p/>
        </draw:path>
        <draw:frame draw:style-name="gr3" draw:text-style-name="P4" draw:layer="layout" svg:width="1.526cm" svg:height="0.34cm" svg:x="19.25cm" svg:y="0.41cm">
          <draw:text-box>
            <text:p text:style-name="P3"><text:span text:style-name="T1">importTotal</text:span></text:p>
          </draw:text-box>
        </draw:frame>
        <draw:line draw:style-name="gr2" draw:text-style-name="P2" draw:layer="layout" svg:x1="18cm" svg:y1="1cm" svg:x2="20.75cm" svg:y2="1.75cm">
          <text:p/>
        </draw:line>
        <draw:line draw:style-name="gr2" draw:text-style-name="P2" draw:layer="layout" svg:x1="22cm" svg:y1="1.25cm" svg:x2="21cm" svg:y2="1.75cm">
          <text:p/>
        </draw:line>
        <draw:line draw:style-name="gr2" draw:text-style-name="P2" draw:layer="layout" svg:x1="20.5cm" svg:y1="1.25cm" svg:x2="21cm" svg:y2="1.75cm">
          <text:p/>
        </draw:line>
        <draw:path draw:style-name="gr1" draw:text-style-name="P1" draw:layer="layout" svg:width="3.045cm" svg:height="1.523cm" svg:x="13.462cm" svg:y="4.072cm" svg:viewBox="0 0 3046 1524" svg:d="M228 0h2590c15 0 30 2 44 5 15 3 29 7 43 13s27 13 40 21c12 8 24 18 34 28 11 11 20 23 29 35 8 12 15 26 21 39 6 14 10 29 13 43 3 15 4 30 4 45v1067c0 15-1 30-4 44-3 15-7 29-13 43s-13 27-21 40c-9 12-18 24-29 34-10 11-22 20-34 29-13 8-26 15-40 21-14 5-28 10-43 13-14 3-29 4-44 4h-2590c-15 0-29-1-44-4s-29-8-43-13c-14-6-27-13-40-21-12-9-24-18-34-29-11-10-20-22-29-34-8-13-15-26-21-40-5-14-10-28-13-43-3-14-4-29-4-44v-1067c0-15 1-30 4-45 3-14 8-29 13-43 6-13 13-27 21-39 9-12 18-24 29-35 10-10 22-20 34-28 13-8 26-15 40-21s28-10 43-13 29-5 44-5z">
          <text:p/>
        </draw:path>
        <draw:path draw:style-name="gr2" draw:text-style-name="P2" draw:layer="layout" svg:width="3.045cm" svg:height="1.523cm" svg:x="13.462cm" svg:y="4.072cm" svg:viewBox="0 0 3046 1524" svg:d="M228 0h2590c15 0 30 2 44 5 15 3 29 7 43 13s27 13 40 21c12 8 24 18 34 28 11 11 20 23 29 35 8 12 15 26 21 39 6 14 10 29 13 43 3 15 4 30 4 45v1067c0 15-1 30-4 44-3 15-7 29-13 43s-13 27-21 40c-9 12-18 24-29 34-10 11-22 20-34 29-13 8-26 15-40 21-14 5-28 10-43 13-14 3-29 4-44 4h-2590c-15 0-29-1-44-4s-29-8-43-13c-14-6-27-13-40-21-12-9-24-18-34-29-11-10-20-22-29-34-8-13-15-26-21-40-5-14-10-28-13-43-3-14-4-29-4-44v-1067c0-15 1-30 4-45 3-14 8-29 13-43 6-13 13-27 21-39 9-12 18-24 29-35 10-10 22-20 34-28 13-8 26-15 40-21s28-10 43-13 29-5 44-5z">
          <text:p/>
        </draw:path>
        <draw:frame draw:style-name="gr3" draw:text-style-name="P4" draw:layer="layout" svg:width="1.763cm" svg:height="0.34cm" svg:x="16.987cm" svg:y="0.25cm">
          <draw:text-box>
            <text:p text:style-name="P3"><text:span text:style-name="T1">id_pagament</text:span></text:p>
          </draw:text-box>
        </draw:frame>
        <draw:frame draw:style-name="gr3" draw:text-style-name="P4" draw:layer="layout" svg:width="0.933cm" svg:height="0.34cm" svg:x="14.507cm" svg:y="4.673cm">
          <draw:text-box>
            <text:p text:style-name="P3"><text:span text:style-name="T1">cistella</text:span></text:p>
          </draw:text-box>
        </draw:frame>
        <draw:line draw:style-name="gr2" draw:text-style-name="P2" draw:layer="layout" svg:x1="15.746cm" svg:y1="5.595cm" svg:x2="17.872cm" svg:y2="6.021cm">
          <text:p/>
        </draw:line>
        <draw:polygon draw:style-name="gr4" draw:text-style-name="P5" draw:layer="layout" svg:width="0.192cm" svg:height="0.174cm" svg:x="17.81cm" svg:y="5.925cm" svg:viewBox="0 0 193 175" draw:points="193,122 0,175 62,96 35,0">
          <text:p/>
        </draw:polygon>
        <draw:polygon draw:style-name="gr1" draw:text-style-name="P1" draw:layer="layout" svg:width="0.99cm" svg:height="0.329cm" svg:x="16.393cm" svg:y="5.659cm" svg:viewBox="0 0 991 330" draw:points="0,0 991,0 991,330 0,330">
          <text:p/>
        </draw:polygon>
        <draw:path draw:style-name="gr2" draw:text-style-name="P2" draw:layer="layout" svg:width="2.538cm" svg:height="1.269cm" svg:x="24cm" svg:y="-0.02cm" svg:viewBox="0 0 2539 1270" svg:d="M2539 635c0 20-2 41-6 62-4 20-10 41-19 62-8 21-18 41-30 61s-26 39-42 58c-16 20-33 38-53 57-20 18-41 36-64 53s-48 34-74 50c-27 16-54 31-84 46-29 15-60 29-92 42s-67 26-101 37c-35 12-70 22-107 32s-74 19-112 27c-39 8-78 15-118 21-39 6-80 11-120 15-41 4-82 7-124 9-41 2-82 3-124 3s-83-1-124-3c-42-2-83-5-124-9-40-4-81-9-120-15-40-6-79-13-118-21-38-8-76-17-112-27-37-10-72-20-107-32-35-11-68-24-100-37s-63-27-92-42c-30-15-58-30-84-46s-51-33-74-50-44-35-64-53c-20-19-37-37-53-57-16-19-30-38-42-58s-22-40-31-61c-8-21-14-42-18-62-4-21-6-42-6-62 0-21 2-42 6-63 4-20 10-41 18-61 9-21 19-41 31-61 12-19 26-39 42-58s33-38 53-56c20-19 41-37 64-54s48-34 74-50 54-31 84-46c29-15 60-29 92-42s65-25 100-37c35-11 70-22 107-32 36-10 74-19 112-27 39-8 78-15 118-21 39-6 80-11 120-15 41-4 82-7 124-9 41-2 82-3 124-3s83 1 124 3c42 2 83 5 124 9 40 4 81 9 120 15 40 6 79 13 118 21 38 8 75 17 112 27s72 21 107 32c34 12 69 24 101 37s63 27 92 42c30 15 57 30 84 46 26 16 51 33 74 50s44 35 64 54c20 18 37 37 53 56s30 39 42 58c12 20 22 40 30 61 9 20 15 41 19 61 4 21 6 42 6 63z">
          <text:p/>
        </draw:path>
        <draw:frame draw:style-name="gr7" draw:text-style-name="P6" draw:layer="layout" svg:width="0.984cm" svg:height="0.314cm" svg:x="16.399cm" svg:y="5.66cm">
          <draw:text-box>
            <text:p text:style-name="P3"><text:span text:style-name="T2">e</text:span><text:span text:style-name="T2">x</text:span><text:span text:style-name="T2">t</text:span><text:span text:style-name="T2">e</text:span><text:span text:style-name="T2">n</text:span><text:span text:style-name="T2">d</text:span><text:span text:style-name="T2">s</text:span></text:p>
          </draw:text-box>
        </draw:frame>
        <draw:line draw:style-name="gr2" draw:text-style-name="P2" draw:layer="layout" svg:x1="24.851cm" svg:y1="1.25cm" svg:x2="21.75cm" svg:y2="1.75cm">
          <text:p/>
        </draw:line>
        <draw:path draw:style-name="gr1" draw:text-style-name="P1" draw:layer="layout" svg:width="3.045cm" svg:height="1.523cm" svg:x="3.565cm" svg:y="7.879cm" svg:viewBox="0 0 3046 1524" svg:d="M228 0h2590c15 0 30 1 44 4 15 3 29 8 43 13 14 6 27 13 40 22 12 8 24 17 34 28 11 11 20 22 29 35 8 12 15 25 21 39s10 28 13 43 4 29 4 44v1067c0 15-1 30-4 45s-7 29-13 43-13 27-21 39c-9 13-18 24-29 35-10 10-22 20-34 28-13 8-26 16-40 21-14 6-28 10-43 13-14 3-29 5-44 5h-2590c-15 0-29-2-44-5s-29-7-43-13c-14-5-27-13-40-21-12-8-24-18-34-28-11-11-20-22-29-35-8-12-15-25-21-39-5-14-10-28-13-43s-4-30-4-45v-1067c0-15 1-29 4-44s8-29 13-43c6-14 13-27 21-39 9-13 18-24 29-35 10-11 22-20 34-28 13-9 26-16 40-22 14-5 28-10 43-13s29-4 44-4z">
          <text:p/>
        </draw:path>
        <draw:path draw:style-name="gr2" draw:text-style-name="P2" draw:layer="layout" svg:width="3.045cm" svg:height="1.523cm" svg:x="3.565cm" svg:y="7.879cm" svg:viewBox="0 0 3046 1524" svg:d="M228 0h2590c15 0 30 1 44 4 15 3 29 8 43 13 14 6 27 13 40 22 12 8 24 17 34 28 11 11 20 22 29 35 8 12 15 25 21 39s10 28 13 43 4 29 4 44v1067c0 15-1 30-4 45s-7 29-13 43-13 27-21 39c-9 13-18 24-29 35-10 10-22 20-34 28-13 8-26 16-40 21-14 6-28 10-43 13-14 3-29 5-44 5h-2590c-15 0-29-2-44-5s-29-7-43-13c-14-5-27-13-40-21-12-8-24-18-34-28-11-11-20-22-29-35-8-12-15-25-21-39-5-14-10-28-13-43s-4-30-4-45v-1067c0-15 1-29 4-44s8-29 13-43c6-14 13-27 21-39 9-13 18-24 29-35 10-11 22-20 34-28 13-9 26-16 40-22 14-5 28-10 43-13s29-4 44-4z">
          <text:p/>
        </draw:path>
        <draw:frame draw:style-name="gr3" draw:text-style-name="P4" draw:layer="layout" svg:width="1.983cm" svg:height="0.34cm" svg:x="24.267cm" svg:y="0.41cm">
          <draw:text-box>
            <text:p text:style-name="P3"><text:span text:style-name="T1">codi_promocio</text:span></text:p>
          </draw:text-box>
        </draw:frame>
        <draw:line draw:style-name="gr2" draw:text-style-name="P2" draw:layer="layout" svg:x1="2.25cm" svg:y1="14.25cm" svg:x2="5.264cm" svg:y2="9.67cm">
          <text:p/>
        </draw:line>
        <draw:polygon draw:style-name="gr4" draw:text-style-name="P5" draw:layer="layout" svg:width="0.164cm" svg:height="0.199cm" svg:x="5.164cm" svg:y="9.553cm" svg:viewBox="0 0 165 200" draw:points="165,0 157,200 99,118 0,114">
          <text:p/>
        </draw:polygon>
        <draw:line draw:style-name="gr2" draw:text-style-name="P2" draw:layer="layout" svg:x1="5.088cm" svg:y1="6.356cm" svg:x2="5.088cm" svg:y2="7.717cm">
          <text:p/>
        </draw:line>
        <draw:polygon draw:style-name="gr4" draw:text-style-name="P5" draw:layer="layout" svg:width="0.177cm" svg:height="0.178cm" svg:x="4.999cm" svg:y="7.673cm" svg:viewBox="0 0 178 179" draw:points="90,179 0,0 90,45 178,0">
          <text:p/>
        </draw:polygon>
        <draw:frame draw:style-name="gr3" draw:text-style-name="P4" draw:layer="layout" svg:width="2.085cm" svg:height="0.34cm" svg:x="4.034cm" svg:y="8.479cm">
          <draw:text-box>
            <text:p text:style-name="P3"><text:span text:style-name="T1">paginaPrinci</text:span><text:span text:style-name="T1">pal</text:span></text:p>
          </draw:text-box>
        </draw:frame>
        <draw:line draw:style-name="gr8" draw:text-style-name="P2" draw:layer="layout" svg:x1="12.17cm" svg:y1="8.488cm" svg:x2="13.852cm" svg:y2="10.054cm">
          <text:p/>
        </draw:line>
        <draw:path draw:style-name="gr1" draw:text-style-name="P1" draw:layer="layout" svg:width="2.538cm" svg:height="1.269cm" svg:x="6.61cm" svg:y="0.52cm" svg:viewBox="0 0 2539 1270" svg:d="M2539 635c0 21-2 42-6 62-4 21-10 42-18 62-9 20-19 40-31 60s-26 40-42 59-33 38-53 56c-20 19-41 36-64 54-23 17-48 34-75 50-26 16-54 31-84 46-29 14-60 28-92 42-32 13-65 25-100 37-35 11-70 22-107 32-36 9-74 18-112 26-39 8-78 15-118 21-39 6-80 11-120 15-41 4-82 7-124 10-41 2-82 3-124 3s-83-1-124-3c-42-3-83-6-124-10-40-4-81-9-120-15-40-6-79-13-118-21-38-8-75-17-112-26-37-10-72-21-107-32-34-12-68-24-100-37-32-14-63-28-92-42-30-15-57-30-84-46-26-16-51-33-74-50-23-18-44-35-64-54-20-18-37-37-53-56s-30-39-42-59-22-40-30-60c-9-20-15-41-19-62-4-20-6-41-6-62s2-41 6-62 10-41 19-62c8-20 18-40 30-60s26-39 42-59c16-19 33-38 53-56s41-36 64-53c23-18 48-34 74-50 27-16 54-32 84-46 29-15 60-29 92-42s66-26 100-38c35-12 70-23 107-32 37-10 74-19 112-27 39-8 78-15 118-21 39-6 80-11 120-15 41-4 82-7 124-9 41-2 82-3 124-3s83 1 124 3c42 2 83 5 124 9 40 4 81 9 120 15 40 6 79 13 118 21 38 8 76 17 112 27 37 9 72 20 107 32s68 25 100 38 63 27 92 42c30 14 58 30 84 46 27 16 52 32 75 50 23 17 44 35 64 53s37 37 53 56c16 20 30 39 42 59s22 40 31 60c8 21 14 41 18 62s6 41 6 62z">
          <text:p/>
        </draw:path>
        <draw:path draw:style-name="gr2" draw:text-style-name="P2" draw:layer="layout" svg:width="2.538cm" svg:height="1.269cm" svg:x="6.61cm" svg:y="0.52cm" svg:viewBox="0 0 2539 1270" svg:d="M2539 635c0 21-2 42-6 62-4 21-10 42-18 62-9 20-19 40-31 60s-26 40-42 59-33 38-53 56c-20 19-41 36-64 54-23 17-48 34-75 50-26 16-54 31-84 46-29 14-60 28-92 42-32 13-65 25-100 37-35 11-70 22-107 32-36 9-74 18-112 26-39 8-78 15-118 21-39 6-80 11-120 15-41 4-82 7-124 10-41 2-82 3-124 3s-83-1-124-3c-42-3-83-6-124-10-40-4-81-9-120-15-40-6-79-13-118-21-38-8-75-17-112-26-37-10-72-21-107-32-34-12-68-24-100-37-32-14-63-28-92-42-30-15-57-30-84-46-26-16-51-33-74-50-23-18-44-35-64-54-20-18-37-37-53-56s-30-39-42-59-22-40-30-60c-9-20-15-41-19-62-4-20-6-41-6-62s2-41 6-62 10-41 19-62c8-20 18-40 30-60s26-39 42-59c16-19 33-38 53-56s41-36 64-53c23-18 48-34 74-50 27-16 54-32 84-46 29-15 60-29 92-42s66-26 100-38c35-12 70-23 107-32 37-10 74-19 112-27 39-8 78-15 118-21 39-6 80-11 120-15 41-4 82-7 124-9 41-2 82-3 124-3s83 1 124 3c42 2 83 5 124 9 40 4 81 9 120 15 40 6 79 13 118 21 38 8 76 17 112 27 37 9 72 20 107 32s68 25 100 38 63 27 92 42c30 14 58 30 84 46 27 16 52 32 75 50 23 17 44 35 64 53s37 37 53 56c16 20 30 39 42 59s22 40 31 60c8 21 14 41 18 62s6 41 6 62z">
          <text:p/>
        </draw:path>
        <draw:frame draw:style-name="gr3" draw:text-style-name="P4" draw:layer="layout" svg:width="1.12cm" svg:height="0.34cm" svg:x="7.308cm" svg:y="0.993cm">
          <draw:text-box>
            <text:p text:style-name="P3"><text:span text:style-name="T1">idUsuari</text:span></text:p>
          </draw:text-box>
        </draw:frame>
        <draw:custom-shape draw:style-name="gr9" draw:text-style-name="P7" draw:layer="layout" svg:width="2.5cm" svg:height="2.5cm" svg:x="10cm" svg:y="6.75cm">
          <text:p/>
          <draw:enhanced-geometry svg:viewBox="0 0 21600 21600" draw:glue-points="10800 0 0 10800 10800 21600 21600 10800" draw:text-areas="5400 5400 16200 16200" draw:type="diamond" draw:enhanced-path="M 10800 0 L 21600 10800 10800 21600 0 10800 10800 0 Z N"/>
        </draw:custom-shape>
        <draw:frame draw:style-name="gr3" draw:text-style-name="P4" draw:layer="layout" svg:width="1.255cm" svg:height="0.34cm" svg:x="10.5cm" svg:y="7.75cm">
          <draw:text-box>
            <text:p text:style-name="P3"><text:span text:style-name="T1">visualitza</text:span></text:p>
          </draw:text-box>
        </draw:frame>
        <draw:custom-shape draw:style-name="gr10" draw:text-style-name="P7" draw:layer="layout" svg:width="1.5cm" svg:height="1.75cm" svg:x="17cm" svg:y="2cm">
          <text:p/>
          <draw:enhanced-geometry svg:viewBox="0 0 21600 21600" draw:glue-points="10800 0 0 10800 10800 21600 21600 10800" draw:text-areas="5400 5400 16200 16200" draw:type="diamond" draw:enhanced-path="M 10800 0 L 21600 10800 10800 21600 0 10800 10800 0 Z N"/>
        </draw:custom-shape>
        <draw:frame draw:style-name="gr11" draw:text-style-name="P8" draw:layer="layout" svg:width="0.75cm" svg:height="0.75cm" svg:x="17.5cm" svg:y="2.5cm">
          <draw:text-box>
            <text:p text:style-name="P3"><text:span text:style-name="T1">fa</text:span></text:p>
          </draw:text-box>
        </draw:frame>
        <draw:line draw:style-name="gr12" draw:text-style-name="P9" draw:layer="layout" svg:x1="16.5cm" svg:y1="4.25cm" svg:x2="17.5cm" svg:y2="3.25cm">
          <text:p/>
        </draw:line>
        <draw:line draw:style-name="gr13" draw:text-style-name="P9" draw:layer="layout" svg:x1="18.5cm" svg:y1="2.75cm" svg:x2="20cm" svg:y2="2.5cm">
          <text:p/>
        </draw:line>
        <draw:line draw:style-name="gr14" draw:text-style-name="P9" draw:layer="layout" svg:x1="14.75cm" svg:y1="10.25cm" svg:x2="14.75cm" svg:y2="5.5cm">
          <text:p/>
        </draw:line>
        <draw:custom-shape draw:style-name="gr15" draw:text-style-name="P7" draw:layer="layout" svg:width="3.5cm" svg:height="2.5cm" svg:x="7cm" svg:y="11.75cm">
          <text:p/>
          <draw:enhanced-geometry svg:viewBox="0 0 21600 21600" draw:glue-points="10800 0 0 10800 10800 21600 21600 10800" draw:text-areas="5400 5400 16200 16200" draw:type="diamond" draw:enhanced-path="M 10800 0 L 21600 10800 10800 21600 0 10800 10800 0 Z N"/>
        </draw:custom-shape>
        <draw:path draw:style-name="gr2" draw:text-style-name="P2" xml:id="id1" draw:id="id1" draw:layer="layout" svg:width="3.045cm" svg:height="1.523cm" svg:x="3.954cm" svg:y="16.976cm" svg:viewBox="0 0 3046 1524" svg:d="M229 0h2589c15 0 30 1 45 4 14 3 29 8 42 13 14 6 27 13 40 21 12 9 24 18 35 29 10 10 20 22 28 34 8 13 15 26 21 40s10 28 13 43 4 29 4 44v1067c0 15-1 30-4 45-3 14-7 29-13 43-6 13-13 27-21 39-8 13-18 24-28 35-11 10-23 20-35 28-13 8-26 15-40 21-13 6-28 10-42 13-15 3-30 5-45 5h-2589c-15 0-30-2-45-5s-29-7-43-13-27-13-39-21c-13-8-24-18-35-28-11-11-20-22-28-35-9-12-16-26-21-39-6-14-10-29-13-43-3-15-5-30-5-45v-1067c0-15 2-29 5-44s7-29 13-43c5-14 12-27 21-40 8-12 17-24 28-34 11-11 22-20 35-29 12-8 25-15 39-21 14-5 28-10 43-13s30-4 45-4z">
          <text:p/>
        </draw:path>
        <draw:frame draw:style-name="gr16" draw:text-style-name="P8" draw:layer="layout" svg:width="1.899cm" svg:height="0.34cm" svg:x="4.5cm" svg:y="17.41cm">
          <draw:text-box>
            <text:p text:style-name="P3"><text:span text:style-name="T1">r</text:span><text:span text:style-name="T1">e</text:span><text:span text:style-name="T1">g</text:span><text:span text:style-name="T1">i</text:span><text:span text:style-name="T1">s</text:span><text:span text:style-name="T1">t</text:span><text:span text:style-name="T1">r</text:span><text:span text:style-name="T1">e</text:span><text:span text:style-name="T1">U</text:span><text:span text:style-name="T1">s</text:span><text:span text:style-name="T1">u</text:span><text:span text:style-name="T1">a</text:span><text:span text:style-name="T1">r</text:span><text:span text:style-name="T1">i</text:span></text:p>
          </draw:text-box>
        </draw:frame>
        <draw:connector draw:style-name="gr17" draw:text-style-name="P9" draw:layer="layout" draw:type="line" svg:x1="1.755cm" svg:y1="15.875cm" svg:x2="3.954cm" svg:y2="17.738cm" draw:end-shape="id1" svg:d="M1755 15875l2199 1863" svg:viewBox="0 0 2200 1864">
          <text:p/>
        </draw:connector>
        <draw:path draw:style-name="gr1" draw:text-style-name="P1" draw:layer="layout" svg:width="1.242cm" svg:height="0.855cm" svg:x="7.473cm" svg:y="15.032cm" svg:viewBox="0 0 1243 856" svg:d="M0 429c0 14 1 28 3 42 2 13 5 28 9 41 4 14 9 27 15 41 6 13 12 27 20 39 8 13 17 25 26 38 10 13 20 24 31 36 12 12 24 23 37 34s26 21 41 31 29 20 45 28c16 9 32 18 49 25 17 8 35 15 52 21 18 7 37 13 55 19 19 5 38 10 58 14 20 3 40 7 60 10s40 4 60 6c21 2 41 2 61 2s41 0 61-2 41-3 60-6c20-3 40-7 60-10 19-4 38-9 57-14 19-6 37-12 55-19 18-6 35-13 52-21 18-7 34-16 49-25 16-8 31-18 46-28 14-10 28-20 41-31 12-11 24-22 36-34 11-12 22-23 31-36 10-13 18-25 27-38 7-12 14-26 20-39 6-14 10-27 15-41 4-13 7-28 9-41 2-14 2-28 2-42 0-15 0-29-2-43s-5-28-9-41c-5-14-9-28-15-41s-13-27-20-40c-9-13-17-26-27-37-9-13-20-25-31-37-12-11-24-22-36-33-13-11-27-21-41-31-15-11-30-20-46-28-15-10-31-18-49-26-17-7-34-15-52-21-18-7-36-13-55-18s-38-10-57-14c-20-5-40-8-60-11-19-2-40-5-60-5-20-2-41-3-61-3s-40 1-61 3c-20 0-40 3-60 5-20 3-40 6-60 11-20 4-39 9-58 14-18 5-37 11-55 18-17 6-35 14-52 21-17 8-33 16-49 26-16 8-30 17-45 28-15 10-28 20-41 31s-25 22-37 33c-11 12-21 24-31 37-9 11-18 24-26 37s-14 27-20 40-11 27-15 41c-4 13-7 27-9 41s-3 28-3 43z">
          <text:p/>
        </draw:path>
        <draw:path draw:style-name="gr2" draw:text-style-name="P2" draw:layer="layout" svg:width="1.242cm" svg:height="0.855cm" svg:x="7.473cm" svg:y="15.032cm" svg:viewBox="0 0 1243 856" svg:d="M0 429c0 14 1 28 3 42 2 13 5 28 9 41 4 14 9 27 15 41 6 13 12 27 20 39 8 13 17 25 26 38 10 13 20 24 31 36 12 12 24 23 37 34s26 21 41 31 29 20 45 28c16 9 32 18 49 25 17 8 35 15 52 21 18 7 37 13 55 19 19 5 38 10 58 14 20 3 40 7 60 10s40 4 60 6c21 2 41 2 61 2s41 0 61-2 41-3 60-6c20-3 40-7 60-10 19-4 38-9 57-14 19-6 37-12 55-19 18-6 35-13 52-21 18-7 34-16 49-25 16-8 31-18 46-28 14-10 28-20 41-31 12-11 24-22 36-34 11-12 22-23 31-36 10-13 18-25 27-38 7-12 14-26 20-39 6-14 10-27 15-41 4-13 7-28 9-41 2-14 2-28 2-42 0-15 0-29-2-43s-5-28-9-41c-5-14-9-28-15-41s-13-27-20-40c-9-13-17-26-27-37-9-13-20-25-31-37-12-11-24-22-36-33-13-11-27-21-41-31-15-11-30-20-46-28-15-10-31-18-49-26-17-7-34-15-52-21-18-7-36-13-55-18s-38-10-57-14c-20-5-40-8-60-11-19-2-40-5-60-5-20-2-41-3-61-3s-40 1-61 3c-20 0-40 3-60 5-20 3-40 6-60 11-20 4-39 9-58 14-18 5-37 11-55 18-17 6-35 14-52 21-17 8-33 16-49 26-16 8-30 17-45 28-15 10-28 20-41 31s-25 22-37 33c-11 12-21 24-31 37-9 11-18 24-26 37s-14 27-20 40-11 27-15 41c-4 13-7 27-9 41s-3 28-3 43z">
          <text:p/>
        </draw:path>
        <draw:path draw:style-name="gr1" draw:text-style-name="P1" draw:layer="layout" svg:width="1.242cm" svg:height="0.855cm" svg:x="6.585cm" svg:y="14.391cm" svg:viewBox="0 0 1243 856" svg:d="M0 429c0 13 1 28 3 41 2 14 5 28 9 42s9 27 15 41c6 13 12 26 21 39 7 13 16 25 25 38 10 12 20 24 33 36 11 11 23 23 36 34 13 10 27 21 41 30 14 10 29 20 45 29 16 8 32 17 49 25s34 15 52 21c18 7 36 13 55 18 19 6 38 10 58 14 19 4 39 8 59 10 20 4 40 5 60 7 21 1 41 2 61 2s41-1 61-2c20-2 41-3 60-7 20-2 40-6 60-10 19-4 38-8 57-14 19-5 37-11 55-18 18-6 35-13 53-21 17-8 33-17 49-25 15-9 31-19 45-29 14-9 28-20 41-30 12-11 25-23 36-34 11-12 22-24 31-36 10-13 19-25 27-38 7-13 14-26 20-39 6-14 11-27 15-41s7-28 9-42c2-13 2-28 2-41 0-15 0-29-2-42-2-15-5-28-9-42s-9-27-15-41c-6-13-13-26-20-40-8-12-17-25-27-37-9-12-20-26-31-37s-24-23-36-33c-13-11-27-22-41-31-14-11-30-20-45-29-16-9-32-17-49-25-18-8-35-15-53-21-18-7-36-13-55-18-19-6-38-10-57-14-20-5-40-8-60-11-19-2-40-5-60-6s-41-2-61-2-40 1-61 2c-20 1-40 4-60 6-20 3-40 6-59 11-20 4-39 8-58 14-19 5-37 11-55 18-18 6-35 13-52 21s-33 16-49 25-31 18-45 29c-14 9-28 20-41 31-13 10-25 22-36 33-13 11-23 25-33 37-9 12-18 25-25 37-9 14-15 27-21 40-6 14-11 27-15 41s-7 27-9 42c-2 13-3 27-3 42z">
          <text:p/>
        </draw:path>
        <draw:path draw:style-name="gr2" draw:text-style-name="P2" draw:layer="layout" svg:width="1.242cm" svg:height="0.855cm" svg:x="6.585cm" svg:y="14.391cm" svg:viewBox="0 0 1243 856" svg:d="M0 429c0 13 1 28 3 41 2 14 5 28 9 42s9 27 15 41c6 13 12 26 21 39 7 13 16 25 25 38 10 12 20 24 33 36 11 11 23 23 36 34 13 10 27 21 41 30 14 10 29 20 45 29 16 8 32 17 49 25s34 15 52 21c18 7 36 13 55 18 19 6 38 10 58 14 19 4 39 8 59 10 20 4 40 5 60 7 21 1 41 2 61 2s41-1 61-2c20-2 41-3 60-7 20-2 40-6 60-10 19-4 38-8 57-14 19-5 37-11 55-18 18-6 35-13 53-21 17-8 33-17 49-25 15-9 31-19 45-29 14-9 28-20 41-30 12-11 25-23 36-34 11-12 22-24 31-36 10-13 19-25 27-38 7-13 14-26 20-39 6-14 11-27 15-41s7-28 9-42c2-13 2-28 2-41 0-15 0-29-2-42-2-15-5-28-9-42s-9-27-15-41c-6-13-13-26-20-40-8-12-17-25-27-37-9-12-20-26-31-37s-24-23-36-33c-13-11-27-22-41-31-14-11-30-20-45-29-16-9-32-17-49-25-18-8-35-15-53-21-18-7-36-13-55-18-19-6-38-10-57-14-20-5-40-8-60-11-19-2-40-5-60-6s-41-2-61-2-40 1-61 2c-20 1-40 4-60 6-20 3-40 6-59 11-20 4-39 8-58 14-19 5-37 11-55 18-18 6-35 13-52 21s-33 16-49 25-31 18-45 29c-14 9-28 20-41 31-13 10-25 22-36 33-13 11-23 25-33 37-9 12-18 25-25 37-9 14-15 27-21 40-6 14-11 27-15 41s-7 27-9 42c-2 13-3 27-3 42z">
          <text:p/>
        </draw:path>
        <draw:frame draw:style-name="gr18" draw:text-style-name="P8" draw:layer="layout" svg:width="0.709cm" svg:height="0.611cm" svg:x="7.722cm" svg:y="15.324cm">
          <draw:text-box>
            <text:p text:style-name="P3"><text:span text:style-name="T1">nom</text:span></text:p>
          </draw:text-box>
        </draw:frame>
        <draw:path draw:style-name="gr1" draw:text-style-name="P1" draw:layer="layout" svg:width="1.243cm" svg:height="0.855cm" svg:x="7.828cm" svg:y="15.887cm" svg:viewBox="0 0 1244 856" svg:d="M0 429c0 14 1 28 3 42 2 13 5 28 9 41 4 14 9 27 15 41 6 13 13 27 21 39 7 14 16 26 25 38 10 13 21 24 33 36 11 12 23 23 36 34s27 21 41 31 30 20 45 28c16 9 32 18 49 25 17 8 34 15 53 22 18 6 36 13 55 18s38 10 57 14c20 3 39 8 59 10 20 3 41 4 60 6 21 2 41 2 62 2 20 0 40 0 61-2 20-2 40-3 60-6 19-2 40-7 59-10 19-4 39-9 57-14 19-5 38-12 55-18 18-7 36-14 53-22 17-7 33-16 49-25 15-8 31-18 45-28s28-20 41-31 25-22 36-34 22-23 32-36c10-12 18-24 26-38 7-12 14-26 20-39 6-14 11-27 15-41 4-13 7-28 9-41 2-14 3-28 3-42 0-15-1-29-3-43s-5-28-9-41c-4-14-9-27-15-41-6-13-13-27-20-40-8-13-16-26-26-37-10-13-21-25-32-37-11-11-23-22-36-33s-27-21-41-31c-14-11-30-20-45-28-16-10-32-18-49-26-17-7-35-15-53-21-17-6-36-13-55-18-18-5-38-10-57-14-19-5-40-8-59-11-20-2-40-5-60-5-21-2-41-3-61-3-21 0-41 1-62 3-19 0-40 3-60 5-20 3-39 6-59 11-19 4-38 9-57 14s-37 12-55 18c-19 6-36 14-53 21-17 8-33 16-49 26-15 8-31 17-45 28-14 10-28 20-41 31s-25 22-36 33c-12 12-23 24-33 37-9 11-18 24-25 37-8 13-15 27-21 40-6 14-11 27-15 41-4 13-7 27-9 41s-3 28-3 43z">
          <text:p/>
        </draw:path>
        <draw:path draw:style-name="gr2" draw:text-style-name="P2" draw:layer="layout" svg:width="1.243cm" svg:height="0.855cm" svg:x="7.828cm" svg:y="15.887cm" svg:viewBox="0 0 1244 856" svg:d="M0 429c0 14 1 28 3 42 2 13 5 28 9 41 4 14 9 27 15 41 6 13 13 27 21 39 7 14 16 26 25 38 10 13 21 24 33 36 11 12 23 23 36 34s27 21 41 31 30 20 45 28c16 9 32 18 49 25 17 8 34 15 53 22 18 6 36 13 55 18s38 10 57 14c20 3 39 8 59 10 20 3 41 4 60 6 21 2 41 2 62 2 20 0 40 0 61-2 20-2 40-3 60-6 19-2 40-7 59-10 19-4 39-9 57-14 19-5 38-12 55-18 18-7 36-14 53-22 17-7 33-16 49-25 15-8 31-18 45-28s28-20 41-31 25-22 36-34 22-23 32-36c10-12 18-24 26-38 7-12 14-26 20-39 6-14 11-27 15-41 4-13 7-28 9-41 2-14 3-28 3-42 0-15-1-29-3-43s-5-28-9-41c-4-14-9-27-15-41-6-13-13-27-20-40-8-13-16-26-26-37-10-13-21-25-32-37-11-11-23-22-36-33s-27-21-41-31c-14-11-30-20-45-28-16-10-32-18-49-26-17-7-35-15-53-21-17-6-36-13-55-18-18-5-38-10-57-14-19-5-40-8-59-11-20-2-40-5-60-5-21-2-41-3-61-3-21 0-41 1-62 3-19 0-40 3-60 5-20 3-39 6-59 11-19 4-38 9-57 14s-37 12-55 18c-19 6-36 14-53 21-17 8-33 16-49 26-15 8-31 17-45 28-14 10-28 20-41 31s-25 22-36 33c-12 12-23 24-33 37-9 11-18 24-25 37-8 13-15 27-21 40-6 14-11 27-15 41-4 13-7 27-9 41s-3 28-3 43z">
          <text:p/>
        </draw:path>
        <draw:frame draw:style-name="gr19" draw:text-style-name="P8" draw:layer="layout" svg:width="1.474cm" svg:height="0.609cm" svg:x="6.423cm" svg:y="14.684cm">
          <draw:text-box>
            <text:p text:style-name="P3"><text:span text:style-name="T1">cognoms</text:span></text:p>
          </draw:text-box>
        </draw:frame>
        <draw:path draw:style-name="gr2" draw:text-style-name="P2" draw:layer="layout" svg:width="1.999cm" svg:height="0.749cm" svg:x="4.5cm" svg:y="14cm" svg:viewBox="0 0 2000 750" svg:d="M0 375c0 12 2 24 5 37 3 11 8 24 15 36 6 13 13 24 23 36 9 12 21 23 33 34 13 12 26 23 42 34s33 21 50 31c19 10 38 20 59 30 21 9 43 18 66 27s47 17 72 25c26 7 53 15 79 22 28 7 55 13 85 19 28 5 58 11 89 15 29 5 61 9 91 13 32 3 63 6 96 9 32 2 65 4 97 5 33 1 65 2 98 2 32 0 66-1 98-2 33-1 65-3 97-5 32-3 64-6 95-9 32-4 62-8 93-13 29-4 59-10 88-15 29-6 57-12 84-19 28-7 53-15 79-22 26-8 49-16 73-25 22-9 45-18 67-27 20-10 40-20 58-30 19-10 35-20 50-31 16-11 30-22 42-34 13-11 24-22 33-34 10-12 18-23 25-36 6-12 10-25 13-36 4-13 5-25 5-37s-1-25-5-37c-3-12-7-24-13-36-7-13-15-25-25-36-9-12-20-23-33-35-12-11-26-22-42-33-15-11-31-21-50-32-18-10-38-20-58-29-22-9-45-18-67-27-24-9-47-17-73-25s-51-15-79-22c-27-6-55-13-84-19s-59-11-88-16c-31-4-61-9-93-12-31-4-63-7-95-9s-64-4-97-5c-32-1-66-2-98-2-33 0-65 1-98 2-32 1-65 3-97 5-33 2-64 5-96 9-30 3-62 8-91 12-31 5-61 10-89 16-30 6-57 13-85 19-26 7-53 14-79 22-25 8-49 16-72 25s-45 18-66 27-40 19-59 29c-17 11-34 21-50 32s-29 22-42 33c-12 12-24 23-33 35-10 11-17 23-23 36-7 12-12 24-15 36s-5 25-5 37z">
          <text:p/>
        </draw:path>
        <draw:frame draw:style-name="gr20" draw:text-style-name="P8" draw:layer="layout" svg:width="1.091cm" svg:height="0.611cm" svg:x="7.873cm" svg:y="16.179cm">
          <draw:text-box>
            <text:p text:style-name="P3"><text:span text:style-name="T1">telefon</text:span></text:p>
          </draw:text-box>
        </draw:frame>
        <draw:frame draw:style-name="gr21" draw:text-style-name="P8" draw:layer="layout" svg:width="1.661cm" svg:height="0.5cm" svg:x="4.75cm" svg:y="14.25cm">
          <draw:text-box>
            <text:p text:style-name="P3"><text:span text:style-name="T1">contrase</text:span><text:span text:style-name="T1">nya</text:span></text:p>
          </draw:text-box>
        </draw:frame>
        <draw:path draw:style-name="gr1" draw:text-style-name="P1" draw:layer="layout" svg:width="1.987cm" svg:height="1.137cm" svg:x="3cm" svg:y="14.75cm" svg:viewBox="0 0 1988 1138" svg:d="M0 569c0 19 2 38 5 56 4 19 8 37 15 56 6 18 14 35 23 53s20 36 33 53c12 17 27 34 41 51 16 16 33 32 51 47 18 16 37 31 57 45 22 15 44 29 66 42 23 13 47 25 72 37s53 23 79 34c28 10 55 20 84 29 29 8 58 16 89 23 29 7 60 13 91 19 31 5 63 10 95 13 31 4 63 6 96 8 32 2 65 3 97 3 33 0 65-1 98-3 32-2 64-4 96-8 32-3 64-8 95-13 31-6 61-12 92-19 29-7 59-15 87-23 29-9 58-19 84-29 28-11 53-22 78-34s50-24 72-37c24-13 46-27 66-42 21-14 40-29 58-45 18-15 35-31 50-47 16-17 30-34 42-51s23-35 33-53c9-18 18-35 24-53 6-19 11-37 14-56 3-18 5-37 5-56 0-18-2-37-5-55-3-19-8-37-14-56-6-18-15-36-24-54-10-18-21-35-33-52-12-18-26-35-42-51-15-16-32-32-50-47-18-16-37-31-58-45-20-15-42-29-66-42-22-13-47-25-72-37-25-13-50-23-78-35-26-10-55-20-84-29-28-8-58-16-87-23-31-7-61-13-92-19-31-5-63-10-95-13-32-4-64-7-96-8-33-2-65-3-98-3-32 0-65 1-97 3-33 1-65 4-96 8-32 3-64 8-95 13-31 6-62 12-91 19-31 7-60 15-89 23-29 9-56 19-84 29-26 12-54 22-79 35-25 12-49 24-72 37-22 13-44 27-66 42-20 14-39 29-57 45-18 15-35 31-51 47-14 16-29 33-41 51-13 17-24 34-33 52s-17 36-23 54c-7 19-11 37-15 56-3 18-5 37-5 55z">
          <text:p/>
        </draw:path>
        <draw:path draw:style-name="gr2" draw:text-style-name="P2" draw:layer="layout" svg:width="1.987cm" svg:height="1.137cm" svg:x="3cm" svg:y="14.75cm" svg:viewBox="0 0 1988 1138" svg:d="M0 569c0 19 2 38 5 56 4 19 8 37 15 56 6 18 14 35 23 53s20 36 33 53c12 17 27 34 41 51 16 16 33 32 51 47 18 16 37 31 57 45 22 15 44 29 66 42 23 13 47 25 72 37s53 23 79 34c28 10 55 20 84 29 29 8 58 16 89 23 29 7 60 13 91 19 31 5 63 10 95 13 31 4 63 6 96 8 32 2 65 3 97 3 33 0 65-1 98-3 32-2 64-4 96-8 32-3 64-8 95-13 31-6 61-12 92-19 29-7 59-15 87-23 29-9 58-19 84-29 28-11 53-22 78-34s50-24 72-37c24-13 46-27 66-42 21-14 40-29 58-45 18-15 35-31 50-47 16-17 30-34 42-51s23-35 33-53c9-18 18-35 24-53 6-19 11-37 14-56 3-18 5-37 5-56 0-18-2-37-5-55-3-19-8-37-14-56-6-18-15-36-24-54-10-18-21-35-33-52-12-18-26-35-42-51-15-16-32-32-50-47-18-16-37-31-58-45-20-15-42-29-66-42-22-13-47-25-72-37-25-13-50-23-78-35-26-10-55-20-84-29-28-8-58-16-87-23-31-7-61-13-92-19-31-5-63-10-95-13-32-4-64-7-96-8-33-2-65-3-98-3-32 0-65 1-97 3-33 1-65 4-96 8-32 3-64 8-95 13-31 6-62 12-91 19-31 7-60 15-89 23-29 9-56 19-84 29-26 12-54 22-79 35-25 12-49 24-72 37-22 13-44 27-66 42-20 14-39 29-57 45-18 15-35 31-51 47-14 16-29 33-41 51-13 17-24 34-33 52s-17 36-23 54c-7 19-11 37-15 56-3 18-5 37-5 55z">
          <text:p/>
        </draw:path>
        <draw:frame draw:style-name="gr22" draw:text-style-name="P8" draw:layer="layout" svg:width="1.112cm" svg:height="0.611cm" svg:x="7.861cm" svg:y="17.889cm">
          <draw:text-box>
            <text:p text:style-name="P3"><text:span text:style-name="T1">a</text:span><text:span text:style-name="T1">dr</text:span><text:span text:style-name="T1">eç</text:span><text:span text:style-name="T1">a</text:span></text:p>
          </draw:text-box>
        </draw:frame>
        <draw:path draw:style-name="gr1" draw:text-style-name="P1" draw:layer="layout" svg:width="1.776cm" svg:height="1.069cm" svg:x="3.389cm" svg:y="15.887cm" svg:viewBox="0 0 1777 1070" svg:d="M0 536c0 17 1 34 4 52s7 34 13 52c6 17 13 34 21 51 9 17 19 33 30 49s23 32 37 48c14 15 29 30 45 44 16 15 33 29 52 42 18 14 38 27 59 39 20 13 42 25 64 35 23 11 46 22 70 32 25 10 49 19 75 27 25 8 52 16 79 22 27 7 54 13 82 18 27 5 56 9 84 13 29 3 58 6 87 7 29 2 57 3 87 3 29 0 58-1 86-3 30-1 59-4 87-7 28-4 57-8 84-13 28-5 56-11 83-18 26-6 52-14 78-22s51-17 75-27 48-21 70-32c22-10 44-22 64-35 21-12 40-25 59-39 18-13 36-27 52-42 16-14 31-29 45-44 14-16 26-32 37-48s21-32 29-49c9-17 16-34 21-51 7-18 11-34 14-52 2-18 4-35 4-52 0-18-2-36-4-53-3-17-7-35-14-52-5-17-12-33-21-50-8-17-18-34-29-50s-23-32-37-47c-14-16-29-30-45-46-16-14-34-28-52-42-19-13-38-26-59-38-20-12-42-24-64-36-22-11-46-21-70-32-24-9-49-18-75-27-26-7-52-15-78-22-27-6-55-12-83-17-27-5-56-10-84-13s-57-6-87-8c-28-2-57-3-86-3-30 0-58 1-87 3s-58 5-87 8c-28 3-57 8-84 13-28 5-55 11-82 17-27 7-54 15-79 22-26 9-50 18-75 27-24 11-47 21-70 32-22 12-44 24-64 36-21 12-41 25-59 38-19 14-36 28-52 42-16 16-31 30-45 46-14 15-26 31-37 47s-21 33-30 50c-8 17-15 33-21 50s-10 35-13 52-4 35-4 53z">
          <text:p/>
        </draw:path>
        <draw:path draw:style-name="gr2" draw:text-style-name="P2" draw:layer="layout" svg:width="2.415cm" svg:height="0.749cm" svg:x="3cm" svg:y="16cm" svg:viewBox="0 0 2416 750" svg:d="M0 376c0 12 2 24 6 36 4 13 9 24 17 37 8 12 18 23 29 35 12 12 25 23 40 35 16 11 32 22 51 33s39 21 61 31c22 11 45 20 71 30 25 9 51 19 80 27 28 9 57 17 87 25 31 7 62 15 96 22 33 7 66 13 101 19 35 5 71 11 107 15 37 5 74 9 112 13 37 3 76 6 114 9 39 2 79 4 118 5s78 2 118 2 79-1 118-2c40-1 79-3 118-5 39-3 78-6 115-9 38-4 75-8 112-13 36-4 71-10 106-15 36-6 69-12 102-19s65-15 95-22c31-8 60-16 88-25 29-8 54-18 80-27 25-10 48-19 70-30 22-10 42-20 61-31s35-22 51-33c15-12 28-23 40-35 11-12 21-23 28-35 9-13 14-24 18-37 4-12 6-24 6-36 0-13-2-25-6-37s-9-25-18-37c-7-12-17-23-28-35-12-12-25-24-40-35-16-11-32-22-51-33s-39-21-61-32c-22-10-45-20-70-29-26-10-51-19-80-28-28-8-57-16-88-24-30-8-62-15-95-23-33-6-66-13-102-19-35-5-70-10-106-15-37-5-74-9-112-12-37-4-76-7-115-9-39-3-78-4-118-6-39-1-78-2-118-2s-79 1-118 2c-39 2-79 3-118 6-38 2-77 5-114 9-38 3-75 7-112 12-36 5-72 10-107 15-35 6-68 13-101 19-34 8-65 15-96 23-30 8-59 16-87 24-29 9-55 18-80 28-26 9-49 19-71 29-22 11-42 21-61 32s-35 22-51 33c-15 11-28 23-40 35-11 12-21 23-29 35s-13 25-17 37-6 24-6 37z">
          <text:p/>
        </draw:path>
        <draw:frame draw:style-name="gr23" draw:text-style-name="P8" draw:layer="layout" svg:width="1.808cm" svg:height="0.578cm" svg:x="3.192cm" svg:y="15cm">
          <draw:text-box>
            <text:p text:style-name="P3"><text:span text:style-name="T1">infoAdicional</text:span></text:p>
          </draw:text-box>
        </draw:frame>
        <draw:path draw:style-name="gr1" draw:text-style-name="P1" draw:layer="layout" svg:width="1.421cm" svg:height="0.856cm" svg:x="7.828cm" svg:y="16.742cm" svg:viewBox="0 0 1422 857" svg:d="M0 429c0 14 1 28 3 42 3 13 6 28 11 41 4 14 10 27 17 41 7 13 14 27 24 39 8 14 18 26 29 38 11 13 23 24 36 36s27 23 42 34c14 11 30 21 47 31 16 10 33 20 51 28 18 9 37 18 56 25 19 8 39 15 60 22 20 6 41 13 63 18 21 5 43 10 66 14 22 4 44 8 67 10 23 3 46 5 69 6 23 2 46 3 69 3 24 0 47-1 70-3 23-1 46-3 69-6 23-2 45-6 68-10 22-4 44-9 65-14 22-5 43-12 63-18 21-7 41-14 60-22 20-7 38-16 56-25 18-8 36-18 52-28s32-20 47-31 29-22 42-34 25-23 36-36c10-12 21-24 29-38 9-12 17-26 24-39 6-14 13-27 17-41 4-13 8-28 10-41 3-14 4-28 4-42 0-15-1-29-4-43-2-14-6-28-10-41-4-14-11-27-17-41-7-13-15-27-24-40-8-13-19-26-29-37-11-13-23-25-36-37-13-11-27-22-42-33s-31-21-47-31c-16-11-34-20-52-28-18-10-36-18-56-26-19-7-39-15-60-21-20-6-41-13-63-18-21-5-43-10-65-14-23-4-45-8-68-11-23-2-46-4-69-5-23-2-46-3-70-3-23 0-46 1-69 3-23 1-46 3-69 5-23 3-45 7-67 11-23 4-45 9-66 14-22 5-43 12-63 18-21 6-41 14-60 21-19 8-38 16-56 26-18 8-35 17-51 28-17 10-33 20-47 31-15 11-29 22-42 33-13 12-25 24-36 37-11 11-21 24-29 37-10 13-17 27-24 40-7 14-13 27-17 41-5 13-8 27-11 41-2 14-3 28-3 43z">
          <text:p/>
        </draw:path>
        <draw:path draw:style-name="gr2" draw:text-style-name="P2" draw:layer="layout" svg:width="1.421cm" svg:height="0.856cm" svg:x="7.828cm" svg:y="16.742cm" svg:viewBox="0 0 1422 857" svg:d="M0 429c0 14 1 28 3 42 3 13 6 28 11 41 4 14 10 27 17 41 7 13 14 27 24 39 8 14 18 26 29 38 11 13 23 24 36 36s27 23 42 34c14 11 30 21 47 31 16 10 33 20 51 28 18 9 37 18 56 25 19 8 39 15 60 22 20 6 41 13 63 18 21 5 43 10 66 14 22 4 44 8 67 10 23 3 46 5 69 6 23 2 46 3 69 3 24 0 47-1 70-3 23-1 46-3 69-6 23-2 45-6 68-10 22-4 44-9 65-14 22-5 43-12 63-18 21-7 41-14 60-22 20-7 38-16 56-25 18-8 36-18 52-28s32-20 47-31 29-22 42-34 25-23 36-36c10-12 21-24 29-38 9-12 17-26 24-39 6-14 13-27 17-41 4-13 8-28 10-41 3-14 4-28 4-42 0-15-1-29-4-43-2-14-6-28-10-41-4-14-11-27-17-41-7-13-15-27-24-40-8-13-19-26-29-37-11-13-23-25-36-37-13-11-27-22-42-33s-31-21-47-31c-16-11-34-20-52-28-18-10-36-18-56-26-19-7-39-15-60-21-20-6-41-13-63-18-21-5-43-10-65-14-23-4-45-8-68-11-23-2-46-4-69-5-23-2-46-3-70-3-23 0-46 1-69 3-23 1-46 3-69 5-23 3-45 7-67 11-23 4-45 9-66 14-22 5-43 12-63 18-21 6-41 14-60 21-19 8-38 16-56 26-18 8-35 17-51 28-17 10-33 20-47 31-15 11-29 22-42 33-13 12-25 24-36 37-11 11-21 24-29 37-10 13-17 27-24 40-7 14-13 27-17 41-5 13-8 27-11 41-2 14-3 28-3 43z">
          <text:p/>
        </draw:path>
        <draw:frame draw:style-name="gr24" draw:text-style-name="P8" draw:layer="layout" svg:width="2.322cm" svg:height="0.611cm" svg:x="3.178cm" svg:y="16.139cm">
          <draw:text-box>
            <text:p text:style-name="P3"><text:span text:style-name="T1">anyNaixement</text:span></text:p>
          </draw:text-box>
        </draw:frame>
        <draw:line draw:style-name="gr2" draw:text-style-name="P2" draw:layer="layout" svg:x1="7.829cm" svg:y1="17.17cm" svg:x2="7cm" svg:y2="17.25cm">
          <text:p/>
        </draw:line>
        <draw:line draw:style-name="gr2" draw:text-style-name="P2" draw:layer="layout" svg:x1="7.829cm" svg:y1="18.026cm" svg:x2="7cm" svg:y2="17.75cm">
          <text:p/>
        </draw:line>
        <draw:line draw:style-name="gr2" draw:text-style-name="P2" draw:layer="layout" svg:x1="7.793cm" svg:y1="16.486cm" svg:x2="7cm" svg:y2="17cm">
          <text:p/>
        </draw:line>
        <draw:line draw:style-name="gr2" draw:text-style-name="P2" draw:layer="layout" svg:x1="7.474cm" svg:y1="15.674cm" svg:x2="6.75cm" svg:y2="17cm">
          <text:p/>
        </draw:line>
        <draw:line draw:style-name="gr2" draw:text-style-name="P2" draw:layer="layout" svg:x1="6.959cm" svg:y1="15.31cm" svg:x2="6.25cm" svg:y2="17cm">
          <text:p/>
        </draw:line>
        <draw:line draw:style-name="gr2" draw:text-style-name="P2" draw:layer="layout" svg:x1="5.5cm" svg:y1="14.75cm" svg:x2="6cm" svg:y2="17cm">
          <text:p/>
        </draw:line>
        <draw:line draw:style-name="gr2" draw:text-style-name="P2" draw:layer="layout" svg:x1="4.987cm" svg:y1="15.524cm" svg:x2="5.75cm" svg:y2="17cm">
          <text:p/>
        </draw:line>
        <draw:frame draw:style-name="gr25" draw:text-style-name="P8" draw:layer="layout" svg:width="1.333cm" svg:height="0.611cm" svg:x="7.831cm" svg:y="17.034cm">
          <draw:text-box>
            <text:p text:style-name="P3"><text:span text:style-name="T1">DNI/NIE</text:span></text:p>
          </draw:text-box>
        </draw:frame>
        <draw:path draw:style-name="gr2" draw:text-style-name="P2" draw:layer="layout" svg:width="1.776cm" svg:height="1.069cm" svg:x="6.724cm" svg:y="18.5cm" svg:viewBox="0 0 1777 1070" svg:d="M0 535c0 18 1 35 4 52 3 18 7 35 13 52s13 34 21 51c9 17 19 34 30 50s23 32 37 47c14 16 29 30 45 45s33 29 52 42c18 14 38 26 59 39 20 12 42 24 64 35 23 11 46 22 70 32 25 9 49 18 75 27 25 7 52 15 79 21 27 7 54 13 82 18 27 5 56 9 84 13 29 3 58 6 87 8s57 3 87 3c29 0 58-1 86-3 30-2 59-5 87-8 28-4 57-8 84-13 28-5 56-11 83-18 26-6 52-14 78-21 26-9 51-18 75-27 24-10 48-21 70-32s44-23 64-35c21-13 40-25 59-39 18-13 36-27 52-42s31-29 45-45c14-15 26-31 37-47s21-33 29-50c9-17 16-34 21-51 7-17 11-34 14-52 2-17 4-34 4-52s-2-35-4-52c-3-18-7-35-14-53-5-16-12-33-21-50-8-17-18-33-29-50-11-16-23-32-37-47s-29-30-45-45-34-28-52-42c-19-13-38-27-59-38-20-13-42-25-64-36s-46-22-70-32-49-19-75-27-52-16-78-23c-27-6-55-12-83-17-27-5-56-10-84-13s-57-6-87-7c-28-2-57-3-86-3-30 0-58 1-87 3-29 1-58 4-87 7-28 3-57 8-84 13-28 5-55 11-82 17-27 7-54 15-79 23-26 8-50 17-75 27-24 10-47 21-70 32-22 11-44 23-64 36-21 11-41 25-59 38-19 14-36 27-52 42s-31 30-45 45-26 31-37 47c-11 17-21 33-30 50-8 17-15 34-21 50-6 18-10 35-13 53-3 17-4 34-4 52z">
          <text:p/>
        </draw:path>
        <draw:frame draw:style-name="gr26" draw:text-style-name="P8" draw:layer="layout" svg:width="1.334cm" svg:height="0.611cm" svg:x="7cm" svg:y="18.889cm">
          <draw:text-box>
            <text:p text:style-name="P3"><text:span text:style-name="T1">idUsuari</text:span></text:p>
          </draw:text-box>
        </draw:frame>
        <draw:path draw:style-name="gr2" draw:text-style-name="P2" draw:layer="layout" svg:width="1.421cm" svg:height="0.856cm" svg:x="7.75cm" svg:y="17.75cm" svg:viewBox="0 0 1422 857" svg:d="M0 429c0 14 1 28 3 42 3 13 6 28 11 41 4 14 10 27 17 41 7 13 14 27 24 39 8 14 18 26 29 38 11 13 23 24 36 36s27 23 42 34c14 11 30 21 47 31 16 10 33 20 51 28 18 9 37 18 56 25 19 8 39 15 60 22 20 6 41 13 63 18 21 5 43 10 66 14 22 4 44 8 67 10 23 3 46 5 69 6 23 2 46 3 69 3 24 0 47-1 70-3 23-1 46-3 69-6 23-2 45-6 68-10 22-4 44-9 65-14 22-5 43-12 63-18 21-7 41-14 60-22 20-7 38-16 56-25 18-8 36-18 52-28s32-20 47-31 29-22 42-34 25-23 36-36c10-12 21-24 29-38 9-12 17-26 24-39 6-14 13-27 17-41 4-13 8-28 10-41 3-14 4-28 4-42 0-15-1-29-4-43-2-14-6-28-10-41-4-14-11-27-17-41-7-13-15-27-24-40-8-13-19-26-29-37-11-13-23-25-36-37-13-11-27-22-42-33s-31-21-47-31c-16-11-34-20-52-28-18-10-36-18-56-26-19-7-39-15-60-21-20-6-41-13-63-18-21-5-43-10-65-14-23-4-45-8-68-11-23-2-46-4-69-5-23-2-46-3-70-3-23 0-46 1-69 3-23 1-46 3-69 5-23 3-45 7-67 11-23 4-45 9-66 14-22 5-43 12-63 18-21 6-41 14-60 21-19 8-38 16-56 26-18 8-35 17-51 28-17 10-33 20-47 31-15 11-29 22-42 33-13 12-25 24-36 37-11 11-21 24-29 37-10 13-17 27-24 40-7 14-13 27-17 41-5 13-8 27-11 41-2 14-3 28-3 43z">
          <text:p/>
        </draw:path>
        <draw:line draw:style-name="gr14" draw:text-style-name="P9" draw:layer="layout" svg:x1="6.75cm" svg:y1="18.75cm" svg:x2="6.5cm" svg:y2="18.5cm">
          <text:p/>
        </draw:line>
        <draw:line draw:style-name="gr14" draw:text-style-name="P9" draw:layer="layout" svg:x1="4.75cm" svg:y1="16.75cm" svg:x2="5cm" svg:y2="17cm">
          <text:p/>
        </draw:line>
      </draw:page>
    </office:drawing>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Helvetica1" svg:font-family="Helvetica"/>
    <style:font-face style:name="DejaVu Sans1" svg:font-family="'DejaVu Sans'" style:font-pitch="variable"/>
    <style:font-face style:name="Helvetica" svg:font-family="Helvetica"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Emplenat" draw:style="linear" draw:start-color="#ffffff" draw:end-color="#cccccc" draw:start-intensity="100%" draw:end-intensity="100%" draw:angle="30deg" draw:border="0%"/>
    <draw:gradient draw:name="Emplenat_20_blau" draw:display-name="Emplenat blau" draw:style="linear" draw:start-color="#729fcf" draw:end-color="#355269" draw:start-intensity="100%" draw:end-intensity="100%" draw:angle="30deg" draw:border="0%"/>
    <draw:gradient draw:name="Emplenat_20_groc" draw:display-name="Emplenat groc" draw:style="linear" draw:start-color="#ffde59" draw:end-color="#b47804" draw:start-intensity="100%" draw:end-intensity="100%" draw:angle="30deg" draw:border="0%"/>
    <draw:gradient draw:name="Emplenat_20_verd" draw:display-name="Emplenat verd" draw:style="linear" draw:start-color="#77bc65" draw:end-color="#127622" draw:start-intensity="100%" draw:end-intensity="100%" draw:angle="30deg" draw:border="0%"/>
    <draw:gradient draw:name="Emplenat_20_vermell" draw:display-name="Emplenat vermell" draw:style="linear" draw:start-color="#ff6d6d" draw:end-color="#c9211e" draw:start-intensity="100%" draw:end-intensity="100%" draw:angle="30deg" draw:border="0%"/>
    <draw:gradient draw:name="Formes" draw:style="rectangular" draw:cx="50%" draw:cy="50%" draw:start-color="#cccccc" draw:end-color="#ffffff" draw:start-intensity="100%" draw:end-intensity="100%" draw:angle="0deg" draw:border="0%"/>
    <draw:marker draw:name="Arrow" svg:viewBox="0 0 20 30" svg:d="M10 0l-10 30h20z"/>
    <draw:marker draw:name="Extrems_20_de_20_fletxa_20_1" draw:display-name="Extrems de fletxa 1" svg:viewBox="0 0 20 20" svg:d="M0 20l10-20 10 20z"/>
    <draw:marker draw:name="Extrems_20_de_20_fletxa_20_3" draw:display-name="Extrems de fletxa 3" svg:viewBox="0 7 20 13" svg:d="M0 20l10-13 10 13z"/>
    <draw:marker draw:name="Extrems_20_de_20_fletxa_20_4" draw:display-name="Extrems de fletxa 4"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ca"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e_20_sense_20_emplenament_20_ni_20_línia" style:display-name="Objecte sense emplenament ni líni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Emplenat"/>
    </style:style>
    <style:style style:name="Filled_20_Blue" style:display-name="Filled Blue" style:family="graphic" style:parent-style-name="Filled">
      <style:graphic-properties draw:fill-gradient-name="Emplenat_20_blau"/>
      <style:text-properties fo:color="#ffffff" loext:opacity="100%"/>
    </style:style>
    <style:style style:name="Filled_20_Green" style:display-name="Filled Green" style:family="graphic" style:parent-style-name="Filled">
      <style:graphic-properties draw:fill-gradient-name="Emplenat_20_ver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Emplenat_20_vermell"/>
      <style:text-properties fo:color="#ffffff" loext:opacity="100%"/>
    </style:style>
    <style:style style:name="Filled_20_Yellow" style:display-name="Filled Yellow" style:family="graphic" style:parent-style-name="Filled">
      <style:graphic-properties draw:fill-gradient-name="Emplenat_20_groc"/>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dc:date>2021-10-15T17:20:44.594412384</dc:date>
    <meta:editing-duration>PT21M22S</meta:editing-duration>
    <meta:editing-cycles>6</meta:editing-cycles>
    <meta:generator>LibreOffice/7.1.4.2$Linux_X86_64 LibreOffice_project/10$Build-2</meta:generator>
    <meta:document-statistic meta:object-count="157"/>
  </office:meta>
</office:document-meta>
</file>